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LC_overDamped" table:style-name="ta1">
        <table:shapes>
          <draw:frame draw:z-index="0" draw:style-name="gr1" draw:text-style-name="P1" svg:width="634.54pt" svg:height="445.92pt" svg:x="637.74pt" svg:y="15233.33pt">
            <loext:p draw:notify-on-update-of-ranges="RLC_overDamped.A1:RLC_overDamped.A1 RLC_overDamped.A2:RLC_overDamped.A1191 RLC_overDamped.B1:RLC_overDamped.B1 RLC_overDamped.B2:RLC_overDamped.B1191 RLC_overDamped.A1:RLC_overDamped.A1 RLC_overDamped.A2:RLC_overDamped.A1191 RLC_overDamped.C1:RLC_overDamped.C1 RLC_overDamped.C2:RLC_overDamped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00084" calcext:value-type="float">
            <text:p>0.00000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00168" calcext:value-type="float">
            <text:p>0.00000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00252" calcext:value-type="float">
            <text:p>0.0000025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00336" calcext:value-type="float">
            <text:p>0.0000033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0042" calcext:value-type="float">
            <text:p>0.0000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00588" calcext:value-type="float">
            <text:p>0.000005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00672" calcext:value-type="float">
            <text:p>0.00000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00756" calcext:value-type="float">
            <text:p>0.000007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00924" calcext:value-type="float">
            <text:p>0.000009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01008" calcext:value-type="float">
            <text:p>0.000010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01092" calcext:value-type="float">
            <text:p>0.000010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01176" calcext:value-type="float">
            <text:p>0.000011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0126" calcext:value-type="float">
            <text:p>0.00001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01344" calcext:value-type="float">
            <text:p>0.00001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01428" calcext:value-type="float">
            <text:p>0.000014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01512" calcext:value-type="float">
            <text:p>0.00001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01596" calcext:value-type="float">
            <text:p>0.000015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01764" calcext:value-type="float">
            <text:p>0.000017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01848" calcext:value-type="float">
            <text:p>0.00001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01932" calcext:value-type="float">
            <text:p>0.000019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02016" calcext:value-type="float">
            <text:p>0.00002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021" calcext:value-type="float">
            <text:p>0.00002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02184" calcext:value-type="float">
            <text:p>0.00002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02268" calcext:value-type="float">
            <text:p>0.000022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02352" calcext:value-type="float">
            <text:p>0.000023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02436" calcext:value-type="float">
            <text:p>0.000024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02604" calcext:value-type="float">
            <text:p>0.000026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02688" calcext:value-type="float">
            <text:p>0.000026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02772" calcext:value-type="float">
            <text:p>0.000027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02856" calcext:value-type="float">
            <text:p>0.000028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0294" calcext:value-type="float">
            <text:p>0.00002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03024" calcext:value-type="float">
            <text:p>0.000030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03108" calcext:value-type="float">
            <text:p>0.000031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03192" calcext:value-type="float">
            <text:p>0.000031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03276" calcext:value-type="float">
            <text:p>0.000032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03444" calcext:value-type="float">
            <text:p>0.000034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3528" calcext:value-type="float">
            <text:p>0.000035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612" calcext:value-type="float">
            <text:p>0.000036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3696" calcext:value-type="float">
            <text:p>0.000036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0378" calcext:value-type="float">
            <text:p>0.00003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3864" calcext:value-type="float">
            <text:p>0.000038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3948" calcext:value-type="float">
            <text:p>0.000039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04032" calcext:value-type="float">
            <text:p>0.000040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04116" calcext:value-type="float">
            <text:p>0.000041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04284" calcext:value-type="float">
            <text:p>0.000042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04368" calcext:value-type="float">
            <text:p>0.000043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04452" calcext:value-type="float">
            <text:p>0.000044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04536" calcext:value-type="float">
            <text:p>0.000045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0462" calcext:value-type="float">
            <text:p>0.00004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04704" calcext:value-type="float">
            <text:p>0.000047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04788" calcext:value-type="float">
            <text:p>0.000047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04872" calcext:value-type="float">
            <text:p>0.000048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04956" calcext:value-type="float">
            <text:p>0.000049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05124" calcext:value-type="float">
            <text:p>0.000051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5208" calcext:value-type="float">
            <text:p>0.000052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05292" calcext:value-type="float">
            <text:p>0.000052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5376" calcext:value-type="float">
            <text:p>0.000053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546" calcext:value-type="float">
            <text:p>0.00005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5544" calcext:value-type="float">
            <text:p>0.000055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5628" calcext:value-type="float">
            <text:p>0.000056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5712" calcext:value-type="float">
            <text:p>0.000057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5796" calcext:value-type="float">
            <text:p>0.000057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05964" calcext:value-type="float">
            <text:p>0.000059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06048" calcext:value-type="float">
            <text:p>0.000060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06132" calcext:value-type="float">
            <text:p>0.000061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06216" calcext:value-type="float">
            <text:p>0.000062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063" calcext:value-type="float">
            <text:p>0.00006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06384" calcext:value-type="float">
            <text:p>0.000063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06468" calcext:value-type="float">
            <text:p>0.000064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06552" calcext:value-type="float">
            <text:p>0.000065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06636" calcext:value-type="float">
            <text:p>0.000066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06804" calcext:value-type="float">
            <text:p>0.000068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06888" calcext:value-type="float">
            <text:p>0.000068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06972" calcext:value-type="float">
            <text:p>0.000069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07056" calcext:value-type="float">
            <text:p>0.000070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0714" calcext:value-type="float">
            <text:p>0.00007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07224" calcext:value-type="float">
            <text:p>0.000072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07308" calcext:value-type="float">
            <text:p>0.000073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07392" calcext:value-type="float">
            <text:p>0.000073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07476" calcext:value-type="float">
            <text:p>0.000074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07644" calcext:value-type="float">
            <text:p>0.000076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07728" calcext:value-type="float">
            <text:p>0.000077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07812" calcext:value-type="float">
            <text:p>0.000078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07896" calcext:value-type="float">
            <text:p>0.000078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0798" calcext:value-type="float">
            <text:p>0.00007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08064" calcext:value-type="float">
            <text:p>0.000080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08148" calcext:value-type="float">
            <text:p>0.000081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08232" calcext:value-type="float">
            <text:p>0.000082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08316" calcext:value-type="float">
            <text:p>0.000083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08484" calcext:value-type="float">
            <text:p>0.000084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08568" calcext:value-type="float">
            <text:p>0.000085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08652" calcext:value-type="float">
            <text:p>0.000086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08736" calcext:value-type="float">
            <text:p>0.000087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0882" calcext:value-type="float">
            <text:p>0.00008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08904" calcext:value-type="float">
            <text:p>0.000089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08988" calcext:value-type="float">
            <text:p>0.000089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09072" calcext:value-type="float">
            <text:p>0.000090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09156" calcext:value-type="float">
            <text:p>0.0000915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09324" calcext:value-type="float">
            <text:p>0.000093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09408" calcext:value-type="float">
            <text:p>0.000094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09492" calcext:value-type="float">
            <text:p>0.000094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09576" calcext:value-type="float">
            <text:p>0.000095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0966" calcext:value-type="float">
            <text:p>0.00009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09744" calcext:value-type="float">
            <text:p>0.000097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09828" calcext:value-type="float">
            <text:p>0.000098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09912" calcext:value-type="float">
            <text:p>0.000099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09996" calcext:value-type="float">
            <text:p>0.000099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10164" calcext:value-type="float">
            <text:p>0.000101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10248" calcext:value-type="float">
            <text:p>0.000102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10332" calcext:value-type="float">
            <text:p>0.000103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10416" calcext:value-type="float">
            <text:p>0.000104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105" calcext:value-type="float">
            <text:p>0.00010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10584" calcext:value-type="float">
            <text:p>0.000105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10668" calcext:value-type="float">
            <text:p>0.000106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10752" calcext:value-type="float">
            <text:p>0.000107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10836" calcext:value-type="float">
            <text:p>0.000108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11004" calcext:value-type="float">
            <text:p>0.000110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11088" calcext:value-type="float">
            <text:p>0.000110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11172" calcext:value-type="float">
            <text:p>0.000111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11256" calcext:value-type="float">
            <text:p>0.000112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1134" calcext:value-type="float">
            <text:p>0.00011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11424" calcext:value-type="float">
            <text:p>0.000114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11508" calcext:value-type="float">
            <text:p>0.000115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11592" calcext:value-type="float">
            <text:p>0.00011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11676" calcext:value-type="float">
            <text:p>0.00011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11844" calcext:value-type="float">
            <text:p>0.00011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11928" calcext:value-type="float">
            <text:p>0.00011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12012" calcext:value-type="float">
            <text:p>0.0001201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12096" calcext:value-type="float">
            <text:p>0.00012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1218" calcext:value-type="float">
            <text:p>0.00012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12264" calcext:value-type="float">
            <text:p>0.000122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12348" calcext:value-type="float">
            <text:p>0.00012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12432" calcext:value-type="float">
            <text:p>0.00012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12516" calcext:value-type="float">
            <text:p>0.00012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12684" calcext:value-type="float">
            <text:p>0.000126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12768" calcext:value-type="float">
            <text:p>0.00012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12852" calcext:value-type="float">
            <text:p>0.0001285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2936" calcext:value-type="float">
            <text:p>0.00012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302" calcext:value-type="float">
            <text:p>0.00013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3104" calcext:value-type="float">
            <text:p>0.00013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188" calcext:value-type="float">
            <text:p>0.00013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272" calcext:value-type="float">
            <text:p>0.00013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356" calcext:value-type="float">
            <text:p>0.00013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524" calcext:value-type="float">
            <text:p>0.000135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608" calcext:value-type="float">
            <text:p>0.0001360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13692" calcext:value-type="float">
            <text:p>0.00013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13776" calcext:value-type="float">
            <text:p>0.00013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1386" calcext:value-type="float">
            <text:p>0.00013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13944" calcext:value-type="float">
            <text:p>0.00013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14028" calcext:value-type="float">
            <text:p>0.000140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14112" calcext:value-type="float">
            <text:p>0.00014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14196" calcext:value-type="float">
            <text:p>0.000141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14364" calcext:value-type="float">
            <text:p>0.00014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14448" calcext:value-type="float">
            <text:p>0.000144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14532" calcext:value-type="float">
            <text:p>0.000145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14616" calcext:value-type="float">
            <text:p>0.000146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147" calcext:value-type="float">
            <text:p>0.00014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14784" calcext:value-type="float">
            <text:p>0.000147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14868" calcext:value-type="float">
            <text:p>0.000148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14952" calcext:value-type="float">
            <text:p>0.000149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15036" calcext:value-type="float">
            <text:p>0.000150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15204" calcext:value-type="float">
            <text:p>0.000152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15288" calcext:value-type="float">
            <text:p>0.000152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15372" calcext:value-type="float">
            <text:p>0.000153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5456" calcext:value-type="float">
            <text:p>0.000154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554" calcext:value-type="float">
            <text:p>0.00015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5624" calcext:value-type="float">
            <text:p>0.000156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5708" calcext:value-type="float">
            <text:p>0.000157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15792" calcext:value-type="float">
            <text:p>0.0001579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5876" calcext:value-type="float">
            <text:p>0.000158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6044" calcext:value-type="float">
            <text:p>0.0001604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6128" calcext:value-type="float">
            <text:p>0.000161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6212" calcext:value-type="float">
            <text:p>0.000162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16296" calcext:value-type="float">
            <text:p>0.000162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638" calcext:value-type="float">
            <text:p>0.00016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16464" calcext:value-type="float">
            <text:p>0.000164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16548" calcext:value-type="float">
            <text:p>0.000165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16632" calcext:value-type="float">
            <text:p>0.000166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6716" calcext:value-type="float">
            <text:p>0.0001671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16884" calcext:value-type="float">
            <text:p>0.000168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6968" calcext:value-type="float">
            <text:p>0.000169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7052" calcext:value-type="float">
            <text:p>0.000170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7136" calcext:value-type="float">
            <text:p>0.000171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722" calcext:value-type="float">
            <text:p>0.00017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7304" calcext:value-type="float">
            <text:p>0.000173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7388" calcext:value-type="float">
            <text:p>0.000173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7472" calcext:value-type="float">
            <text:p>0.000174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7556" calcext:value-type="float">
            <text:p>0.000175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7724" calcext:value-type="float">
            <text:p>0.000177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7808" calcext:value-type="float">
            <text:p>0.000178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7892" calcext:value-type="float">
            <text:p>0.000178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7976" calcext:value-type="float">
            <text:p>0.000179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806" calcext:value-type="float">
            <text:p>0.00018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8144" calcext:value-type="float">
            <text:p>0.000181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18228" calcext:value-type="float">
            <text:p>0.000182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8312" calcext:value-type="float">
            <text:p>0.000183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8396" calcext:value-type="float">
            <text:p>0.000183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18564" calcext:value-type="float">
            <text:p>0.000185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18648" calcext:value-type="float">
            <text:p>0.000186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8732" calcext:value-type="float">
            <text:p>0.000187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18816" calcext:value-type="float">
            <text:p>0.000188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18984" calcext:value-type="float">
            <text:p>0.000189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19068" calcext:value-type="float">
            <text:p>0.000190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19152" calcext:value-type="float">
            <text:p>0.000191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9236" calcext:value-type="float">
            <text:p>0.0001923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9404" calcext:value-type="float">
            <text:p>0.000194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19488" calcext:value-type="float">
            <text:p>0.000194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9572" calcext:value-type="float">
            <text:p>0.000195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9656" calcext:value-type="float">
            <text:p>0.000196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1974" calcext:value-type="float">
            <text:p>0.000197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19824" calcext:value-type="float">
            <text:p>0.000198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19908" calcext:value-type="float">
            <text:p>0.000199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9992" calcext:value-type="float">
            <text:p>0.000199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20076" calcext:value-type="float">
            <text:p>0.000200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20244" calcext:value-type="float">
            <text:p>0.000202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20328" calcext:value-type="float">
            <text:p>0.000203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20412" calcext:value-type="float">
            <text:p>0.000204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20496" calcext:value-type="float">
            <text:p>0.000204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2058" calcext:value-type="float">
            <text:p>0.000205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20664" calcext:value-type="float">
            <text:p>0.000206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20748" calcext:value-type="float">
            <text:p>0.000207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20832" calcext:value-type="float">
            <text:p>0.000208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20916" calcext:value-type="float">
            <text:p>0.000209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21084" calcext:value-type="float">
            <text:p>0.00021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21168" calcext:value-type="float">
            <text:p>0.00021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21252" calcext:value-type="float">
            <text:p>0.00021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21336" calcext:value-type="float">
            <text:p>0.000213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2142" calcext:value-type="float">
            <text:p>0.00021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21504" calcext:value-type="float">
            <text:p>0.000215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21588" calcext:value-type="float">
            <text:p>0.000215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21672" calcext:value-type="float">
            <text:p>0.00021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1756" calcext:value-type="float">
            <text:p>0.000217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21924" calcext:value-type="float">
            <text:p>0.000219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2008" calcext:value-type="float">
            <text:p>0.000220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2092" calcext:value-type="float">
            <text:p>0.000220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2176" calcext:value-type="float">
            <text:p>0.000221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226" calcext:value-type="float">
            <text:p>0.00022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22344" calcext:value-type="float">
            <text:p>0.00022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22428" calcext:value-type="float">
            <text:p>0.000224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22512" calcext:value-type="float">
            <text:p>0.00022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22596" calcext:value-type="float">
            <text:p>0.000225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22764" calcext:value-type="float">
            <text:p>0.000227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22848" calcext:value-type="float">
            <text:p>0.00022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22932" calcext:value-type="float">
            <text:p>0.000229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23016" calcext:value-type="float">
            <text:p>0.00023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231" calcext:value-type="float">
            <text:p>0.00023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23184" calcext:value-type="float">
            <text:p>0.00023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3268" calcext:value-type="float">
            <text:p>0.000232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3352" calcext:value-type="float">
            <text:p>0.000233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3436" calcext:value-type="float">
            <text:p>0.000234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3604" calcext:value-type="float">
            <text:p>0.000236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23688" calcext:value-type="float">
            <text:p>0.000236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23772" calcext:value-type="float">
            <text:p>0.000237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23856" calcext:value-type="float">
            <text:p>0.000238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2394" calcext:value-type="float">
            <text:p>0.00023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24024" calcext:value-type="float">
            <text:p>0.000240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24108" calcext:value-type="float">
            <text:p>0.000241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24192" calcext:value-type="float">
            <text:p>0.000241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24276" calcext:value-type="float">
            <text:p>0.000242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4444" calcext:value-type="float">
            <text:p>0.000244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24528" calcext:value-type="float">
            <text:p>0.000245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4612" calcext:value-type="float">
            <text:p>0.000246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4696" calcext:value-type="float">
            <text:p>0.000246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478" calcext:value-type="float">
            <text:p>0.00024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4864" calcext:value-type="float">
            <text:p>0.000248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4948" calcext:value-type="float">
            <text:p>0.000249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25032" calcext:value-type="float">
            <text:p>0.000250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5116" calcext:value-type="float">
            <text:p>0.000251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25284" calcext:value-type="float">
            <text:p>0.000252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25368" calcext:value-type="float">
            <text:p>0.000253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5452" calcext:value-type="float">
            <text:p>0.000254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5536" calcext:value-type="float">
            <text:p>0.000255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562" calcext:value-type="float">
            <text:p>0.00025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25704" calcext:value-type="float">
            <text:p>0.000257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5788" calcext:value-type="float">
            <text:p>0.000257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5872" calcext:value-type="float">
            <text:p>0.000258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25956" calcext:value-type="float">
            <text:p>0.000259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26124" calcext:value-type="float">
            <text:p>0.000261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26208" calcext:value-type="float">
            <text:p>0.000262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26292" calcext:value-type="float">
            <text:p>0.000262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26376" calcext:value-type="float">
            <text:p>0.000263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2646" calcext:value-type="float">
            <text:p>0.00026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26544" calcext:value-type="float">
            <text:p>0.000265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26628" calcext:value-type="float">
            <text:p>0.000266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26712" calcext:value-type="float">
            <text:p>0.000267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26796" calcext:value-type="float">
            <text:p>0.000267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26964" calcext:value-type="float">
            <text:p>0.000269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27048" calcext:value-type="float">
            <text:p>0.000270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27132" calcext:value-type="float">
            <text:p>0.000271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27216" calcext:value-type="float">
            <text:p>0.000272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273" calcext:value-type="float">
            <text:p>0.00027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27384" calcext:value-type="float">
            <text:p>0.000273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27468" calcext:value-type="float">
            <text:p>0.000274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27552" calcext:value-type="float">
            <text:p>0.0002755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27636" calcext:value-type="float">
            <text:p>0.000276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27804" calcext:value-type="float">
            <text:p>0.000278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27888" calcext:value-type="float">
            <text:p>0.000278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27972" calcext:value-type="float">
            <text:p>0.000279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28056" calcext:value-type="float">
            <text:p>0.000280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2814" calcext:value-type="float">
            <text:p>0.00028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28224" calcext:value-type="float">
            <text:p>0.000282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28308" calcext:value-type="float">
            <text:p>0.000283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28392" calcext:value-type="float">
            <text:p>0.000283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28476" calcext:value-type="float">
            <text:p>0.000284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28644" calcext:value-type="float">
            <text:p>0.000286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28728" calcext:value-type="float">
            <text:p>0.000287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28812" calcext:value-type="float">
            <text:p>0.000288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28896" calcext:value-type="float">
            <text:p>0.000288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2898" calcext:value-type="float">
            <text:p>0.000289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29064" calcext:value-type="float">
            <text:p>0.000290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29148" calcext:value-type="float">
            <text:p>0.000291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29232" calcext:value-type="float">
            <text:p>0.000292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29316" calcext:value-type="float">
            <text:p>0.000293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29484" calcext:value-type="float">
            <text:p>0.000294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29568" calcext:value-type="float">
            <text:p>0.000295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29652" calcext:value-type="float">
            <text:p>0.000296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29736" calcext:value-type="float">
            <text:p>0.000297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2982" calcext:value-type="float">
            <text:p>0.00029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29904" calcext:value-type="float">
            <text:p>0.000299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29988" calcext:value-type="float">
            <text:p>0.000299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30072" calcext:value-type="float">
            <text:p>0.000300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30156" calcext:value-type="float">
            <text:p>0.000301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30324" calcext:value-type="float">
            <text:p>0.000303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30408" calcext:value-type="float">
            <text:p>0.000304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30492" calcext:value-type="float">
            <text:p>0.000304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30576" calcext:value-type="float">
            <text:p>0.000305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3066" calcext:value-type="float">
            <text:p>0.00030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30744" calcext:value-type="float">
            <text:p>0.000307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30828" calcext:value-type="float">
            <text:p>0.000308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30912" calcext:value-type="float">
            <text:p>0.000309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30996" calcext:value-type="float">
            <text:p>0.000309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31164" calcext:value-type="float">
            <text:p>0.000311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31248" calcext:value-type="float">
            <text:p>0.000312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31332" calcext:value-type="float">
            <text:p>0.000313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31416" calcext:value-type="float">
            <text:p>0.000314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315" calcext:value-type="float">
            <text:p>0.00031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31584" calcext:value-type="float">
            <text:p>0.000315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31668" calcext:value-type="float">
            <text:p>0.000316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31752" calcext:value-type="float">
            <text:p>0.000317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31836" calcext:value-type="float">
            <text:p>0.000318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32004" calcext:value-type="float">
            <text:p>0.000320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32088" calcext:value-type="float">
            <text:p>0.000320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32172" calcext:value-type="float">
            <text:p>0.000321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32256" calcext:value-type="float">
            <text:p>0.000322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3234" calcext:value-type="float">
            <text:p>0.00032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32424" calcext:value-type="float">
            <text:p>0.000324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32508" calcext:value-type="float">
            <text:p>0.000325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32592" calcext:value-type="float">
            <text:p>0.00032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32676" calcext:value-type="float">
            <text:p>0.00032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32844" calcext:value-type="float">
            <text:p>0.00032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32928" calcext:value-type="float">
            <text:p>0.00032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33012" calcext:value-type="float">
            <text:p>0.000330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33096" calcext:value-type="float">
            <text:p>0.00033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3318" calcext:value-type="float">
            <text:p>0.00033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33264" calcext:value-type="float">
            <text:p>0.0003326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3348" calcext:value-type="float">
            <text:p>0.00033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3432" calcext:value-type="float">
            <text:p>0.00033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3516" calcext:value-type="float">
            <text:p>0.00033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33684" calcext:value-type="float">
            <text:p>0.000336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33768" calcext:value-type="float">
            <text:p>0.00033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33852" calcext:value-type="float">
            <text:p>0.00033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33936" calcext:value-type="float">
            <text:p>0.00033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3402" calcext:value-type="float">
            <text:p>0.00034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34104" calcext:value-type="float">
            <text:p>0.00034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34188" calcext:value-type="float">
            <text:p>0.00034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34272" calcext:value-type="float">
            <text:p>0.00034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34356" calcext:value-type="float">
            <text:p>0.00034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34524" calcext:value-type="float">
            <text:p>0.000345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34608" calcext:value-type="float">
            <text:p>0.00034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34692" calcext:value-type="float">
            <text:p>0.0003469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34776" calcext:value-type="float">
            <text:p>0.00034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3486" calcext:value-type="float">
            <text:p>0.00034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34944" calcext:value-type="float">
            <text:p>0.0003494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35028" calcext:value-type="float">
            <text:p>0.000350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35112" calcext:value-type="float">
            <text:p>0.00035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35196" calcext:value-type="float">
            <text:p>0.000351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35364" calcext:value-type="float">
            <text:p>0.00035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35448" calcext:value-type="float">
            <text:p>0.0003544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35532" calcext:value-type="float">
            <text:p>0.000355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35616" calcext:value-type="float">
            <text:p>0.000356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357" calcext:value-type="float">
            <text:p>0.00035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35784" calcext:value-type="float">
            <text:p>0.0003578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35868" calcext:value-type="float">
            <text:p>0.000358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35952" calcext:value-type="float">
            <text:p>0.000359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36036" calcext:value-type="float">
            <text:p>0.000360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36204" calcext:value-type="float">
            <text:p>0.000362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36288" calcext:value-type="float">
            <text:p>0.000362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36372" calcext:value-type="float">
            <text:p>0.000363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36456" calcext:value-type="float">
            <text:p>0.000364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3654" calcext:value-type="float">
            <text:p>0.00036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36624" calcext:value-type="float">
            <text:p>0.000366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36708" calcext:value-type="float">
            <text:p>0.000367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36792" calcext:value-type="float">
            <text:p>0.000367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36876" calcext:value-type="float">
            <text:p>0.0003687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37044" calcext:value-type="float">
            <text:p>0.000370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37128" calcext:value-type="float">
            <text:p>0.000371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37212" calcext:value-type="float">
            <text:p>0.000372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37296" calcext:value-type="float">
            <text:p>0.000372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3738" calcext:value-type="float">
            <text:p>0.00037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37464" calcext:value-type="float">
            <text:p>0.0003746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37548" calcext:value-type="float">
            <text:p>0.000375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37632" calcext:value-type="float">
            <text:p>0.0003763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37716" calcext:value-type="float">
            <text:p>0.000377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37884" calcext:value-type="float">
            <text:p>0.0003788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37968" calcext:value-type="float">
            <text:p>0.0003796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38052" calcext:value-type="float">
            <text:p>0.000380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38136" calcext:value-type="float">
            <text:p>0.000381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3822" calcext:value-type="float">
            <text:p>0.00038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38304" calcext:value-type="float">
            <text:p>0.000383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38388" calcext:value-type="float">
            <text:p>0.000383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38472" calcext:value-type="float">
            <text:p>0.0003847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38556" calcext:value-type="float">
            <text:p>0.000385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38724" calcext:value-type="float">
            <text:p>0.000387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38808" calcext:value-type="float">
            <text:p>0.0003880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38892" calcext:value-type="float">
            <text:p>0.000388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38976" calcext:value-type="float">
            <text:p>0.0003897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3906" calcext:value-type="float">
            <text:p>0.00039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39144" calcext:value-type="float">
            <text:p>0.000391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39228" calcext:value-type="float">
            <text:p>0.0003922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39312" calcext:value-type="float">
            <text:p>0.000393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39396" calcext:value-type="float">
            <text:p>0.000393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39564" calcext:value-type="float">
            <text:p>0.000395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39648" calcext:value-type="float">
            <text:p>0.000396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39732" calcext:value-type="float">
            <text:p>0.000397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39816" calcext:value-type="float">
            <text:p>0.000398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399" calcext:value-type="float">
            <text:p>0.00039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39984" calcext:value-type="float">
            <text:p>0.000399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40068" calcext:value-type="float">
            <text:p>0.000400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40152" calcext:value-type="float">
            <text:p>0.000401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40236" calcext:value-type="float">
            <text:p>0.000402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40404" calcext:value-type="float">
            <text:p>0.000404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40488" calcext:value-type="float">
            <text:p>0.000404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40572" calcext:value-type="float">
            <text:p>0.000405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40656" calcext:value-type="float">
            <text:p>0.000406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4074" calcext:value-type="float">
            <text:p>0.00040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40824" calcext:value-type="float">
            <text:p>0.000408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40908" calcext:value-type="float">
            <text:p>0.000409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40992" calcext:value-type="float">
            <text:p>0.000409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41076" calcext:value-type="float">
            <text:p>0.000410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41244" calcext:value-type="float">
            <text:p>0.000412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41328" calcext:value-type="float">
            <text:p>0.000413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41412" calcext:value-type="float">
            <text:p>0.000414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41496" calcext:value-type="float">
            <text:p>0.000414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4158" calcext:value-type="float">
            <text:p>0.00041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41664" calcext:value-type="float">
            <text:p>0.000416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41748" calcext:value-type="float">
            <text:p>0.000417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41832" calcext:value-type="float">
            <text:p>0.000418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41916" calcext:value-type="float">
            <text:p>0.000419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42084" calcext:value-type="float">
            <text:p>0.00042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42168" calcext:value-type="float">
            <text:p>0.00042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42252" calcext:value-type="float">
            <text:p>0.00042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42336" calcext:value-type="float">
            <text:p>0.000423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4242" calcext:value-type="float">
            <text:p>0.00042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42504" calcext:value-type="float">
            <text:p>0.000425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42588" calcext:value-type="float">
            <text:p>0.000425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42672" calcext:value-type="float">
            <text:p>0.00042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42756" calcext:value-type="float">
            <text:p>0.000427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42924" calcext:value-type="float">
            <text:p>0.000429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43008" calcext:value-type="float">
            <text:p>0.000430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43092" calcext:value-type="float">
            <text:p>0.000430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43176" calcext:value-type="float">
            <text:p>0.000431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326" calcext:value-type="float">
            <text:p>0.000432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43344" calcext:value-type="float">
            <text:p>0.00043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3428" calcext:value-type="float">
            <text:p>0.000434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43512" calcext:value-type="float">
            <text:p>0.00043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3596" calcext:value-type="float">
            <text:p>0.000435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43764" calcext:value-type="float">
            <text:p>0.000437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43848" calcext:value-type="float">
            <text:p>0.00043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3932" calcext:value-type="float">
            <text:p>0.000439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4016" calcext:value-type="float">
            <text:p>0.000440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41" calcext:value-type="float">
            <text:p>0.00044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4184" calcext:value-type="float">
            <text:p>0.00044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4268" calcext:value-type="float">
            <text:p>0.000442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4352" calcext:value-type="float">
            <text:p>0.000443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44436" calcext:value-type="float">
            <text:p>0.000444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4604" calcext:value-type="float">
            <text:p>0.000446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44688" calcext:value-type="float">
            <text:p>0.000446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4772" calcext:value-type="float">
            <text:p>0.000447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4856" calcext:value-type="float">
            <text:p>0.000448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494" calcext:value-type="float">
            <text:p>0.00044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5024" calcext:value-type="float">
            <text:p>0.000450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5108" calcext:value-type="float">
            <text:p>0.000451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5192" calcext:value-type="float">
            <text:p>0.000451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5276" calcext:value-type="float">
            <text:p>0.000452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5444" calcext:value-type="float">
            <text:p>0.000454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5528" calcext:value-type="float">
            <text:p>0.000455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5612" calcext:value-type="float">
            <text:p>0.00045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5696" calcext:value-type="float">
            <text:p>0.000456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578" calcext:value-type="float">
            <text:p>0.00045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5864" calcext:value-type="float">
            <text:p>0.000458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5948" calcext:value-type="float">
            <text:p>0.000459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6032" calcext:value-type="float">
            <text:p>0.000460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6116" calcext:value-type="float">
            <text:p>0.000461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6284" calcext:value-type="float">
            <text:p>0.000462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6368" calcext:value-type="float">
            <text:p>0.000463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6452" calcext:value-type="float">
            <text:p>0.000464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6536" calcext:value-type="float">
            <text:p>0.000465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662" calcext:value-type="float">
            <text:p>0.00046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6704" calcext:value-type="float">
            <text:p>0.000467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6788" calcext:value-type="float">
            <text:p>0.000467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6872" calcext:value-type="float">
            <text:p>0.000468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6956" calcext:value-type="float">
            <text:p>0.000469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47124" calcext:value-type="float">
            <text:p>0.000471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47208" calcext:value-type="float">
            <text:p>0.000472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47292" calcext:value-type="float">
            <text:p>0.000472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47376" calcext:value-type="float">
            <text:p>0.000473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746" calcext:value-type="float">
            <text:p>0.00047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7544" calcext:value-type="float">
            <text:p>0.000475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7628" calcext:value-type="float">
            <text:p>0.000476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7712" calcext:value-type="float">
            <text:p>0.000477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47796" calcext:value-type="float">
            <text:p>0.000477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47964" calcext:value-type="float">
            <text:p>0.000479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48048" calcext:value-type="float">
            <text:p>0.000480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48132" calcext:value-type="float">
            <text:p>0.000481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48216" calcext:value-type="float">
            <text:p>0.000482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483" calcext:value-type="float">
            <text:p>0.00048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48384" calcext:value-type="float">
            <text:p>0.000483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48468" calcext:value-type="float">
            <text:p>0.000484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48552" calcext:value-type="float">
            <text:p>0.000485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48636" calcext:value-type="float">
            <text:p>0.000486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48804" calcext:value-type="float">
            <text:p>0.000488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48888" calcext:value-type="float">
            <text:p>0.0004888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48972" calcext:value-type="float">
            <text:p>0.000489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49056" calcext:value-type="float">
            <text:p>0.000490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4914" calcext:value-type="float">
            <text:p>0.00049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49224" calcext:value-type="float">
            <text:p>0.000492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49308" calcext:value-type="float">
            <text:p>0.000493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49392" calcext:value-type="float">
            <text:p>0.000493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49476" calcext:value-type="float">
            <text:p>0.000494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49644" calcext:value-type="float">
            <text:p>0.000496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49728" calcext:value-type="float">
            <text:p>0.000497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49812" calcext:value-type="float">
            <text:p>0.000498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49896" calcext:value-type="float">
            <text:p>0.000498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4998" calcext:value-type="float">
            <text:p>0.00049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50064" calcext:value-type="float">
            <text:p>0.000500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50148" calcext:value-type="float">
            <text:p>0.000501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50232" calcext:value-type="float">
            <text:p>0.000502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50316" calcext:value-type="float">
            <text:p>0.000503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50484" calcext:value-type="float">
            <text:p>0.000504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50568" calcext:value-type="float">
            <text:p>0.000505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50652" calcext:value-type="float">
            <text:p>0.000506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50736" calcext:value-type="float">
            <text:p>0.000507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5082" calcext:value-type="float">
            <text:p>0.00050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50904" calcext:value-type="float">
            <text:p>0.000509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50988" calcext:value-type="float">
            <text:p>0.000509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51072" calcext:value-type="float">
            <text:p>0.000510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51156" calcext:value-type="float">
            <text:p>0.000511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51324" calcext:value-type="float">
            <text:p>0.000513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51408" calcext:value-type="float">
            <text:p>0.000514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51492" calcext:value-type="float">
            <text:p>0.000514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51576" calcext:value-type="float">
            <text:p>0.0005157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5166" calcext:value-type="float">
            <text:p>0.00051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51744" calcext:value-type="float">
            <text:p>0.0005174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51828" calcext:value-type="float">
            <text:p>0.000518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51912" calcext:value-type="float">
            <text:p>0.000519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51996" calcext:value-type="float">
            <text:p>0.000519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52164" calcext:value-type="float">
            <text:p>0.000521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52248" calcext:value-type="float">
            <text:p>0.000522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52332" calcext:value-type="float">
            <text:p>0.000523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52416" calcext:value-type="float">
            <text:p>0.000524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525" calcext:value-type="float">
            <text:p>0.00052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52584" calcext:value-type="float">
            <text:p>0.0005258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52668" calcext:value-type="float">
            <text:p>0.000526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52752" calcext:value-type="float">
            <text:p>0.000527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52836" calcext:value-type="float">
            <text:p>0.000528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3004" calcext:value-type="float">
            <text:p>0.000530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3088" calcext:value-type="float">
            <text:p>0.000530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3172" calcext:value-type="float">
            <text:p>0.000531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3256" calcext:value-type="float">
            <text:p>0.000532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334" calcext:value-type="float">
            <text:p>0.00053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3424" calcext:value-type="float">
            <text:p>0.000534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3508" calcext:value-type="float">
            <text:p>0.000535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53592" calcext:value-type="float">
            <text:p>0.00053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3676" calcext:value-type="float">
            <text:p>0.00053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53844" calcext:value-type="float">
            <text:p>0.00053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53928" calcext:value-type="float">
            <text:p>0.00053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54012" calcext:value-type="float">
            <text:p>0.000540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54096" calcext:value-type="float">
            <text:p>0.00054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5418" calcext:value-type="float">
            <text:p>0.000541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54264" calcext:value-type="float">
            <text:p>0.000542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54348" calcext:value-type="float">
            <text:p>0.0005434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54432" calcext:value-type="float">
            <text:p>0.00054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54516" calcext:value-type="float">
            <text:p>0.00054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54684" calcext:value-type="float">
            <text:p>0.000546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54768" calcext:value-type="float">
            <text:p>0.00054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54852" calcext:value-type="float">
            <text:p>0.00054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54936" calcext:value-type="float">
            <text:p>0.00054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5502" calcext:value-type="float">
            <text:p>0.00055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55104" calcext:value-type="float">
            <text:p>0.00055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55188" calcext:value-type="float">
            <text:p>0.00055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55272" calcext:value-type="float">
            <text:p>0.00055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55356" calcext:value-type="float">
            <text:p>0.00055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55524" calcext:value-type="float">
            <text:p>0.000555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55608" calcext:value-type="float">
            <text:p>0.00055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55692" calcext:value-type="float">
            <text:p>0.00055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55776" calcext:value-type="float">
            <text:p>0.00055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5586" calcext:value-type="float">
            <text:p>0.00055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55944" calcext:value-type="float">
            <text:p>0.00055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56028" calcext:value-type="float">
            <text:p>0.000560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56112" calcext:value-type="float">
            <text:p>0.00056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56196" calcext:value-type="float">
            <text:p>0.000561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56364" calcext:value-type="float">
            <text:p>0.00056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56448" calcext:value-type="float">
            <text:p>0.000564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56532" calcext:value-type="float">
            <text:p>0.000565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56616" calcext:value-type="float">
            <text:p>0.000566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567" calcext:value-type="float">
            <text:p>0.00056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56784" calcext:value-type="float">
            <text:p>0.0005678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56868" calcext:value-type="float">
            <text:p>0.000568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56952" calcext:value-type="float">
            <text:p>0.000569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57036" calcext:value-type="float">
            <text:p>0.000570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57204" calcext:value-type="float">
            <text:p>0.000572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57288" calcext:value-type="float">
            <text:p>0.000572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57372" calcext:value-type="float">
            <text:p>0.000573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57456" calcext:value-type="float">
            <text:p>0.000574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5754" calcext:value-type="float">
            <text:p>0.00057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57624" calcext:value-type="float">
            <text:p>0.000576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57708" calcext:value-type="float">
            <text:p>0.0005770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57792" calcext:value-type="float">
            <text:p>0.000577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57876" calcext:value-type="float">
            <text:p>0.000578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58044" calcext:value-type="float">
            <text:p>0.000580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58128" calcext:value-type="float">
            <text:p>0.000581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58212" calcext:value-type="float">
            <text:p>0.0005821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58296" calcext:value-type="float">
            <text:p>0.000582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5838" calcext:value-type="float">
            <text:p>0.00058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58464" calcext:value-type="float">
            <text:p>0.000584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58548" calcext:value-type="float">
            <text:p>0.000585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58632" calcext:value-type="float">
            <text:p>0.000586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58716" calcext:value-type="float">
            <text:p>0.000587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58884" calcext:value-type="float">
            <text:p>0.000588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58968" calcext:value-type="float">
            <text:p>0.000589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59052" calcext:value-type="float">
            <text:p>0.000590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59136" calcext:value-type="float">
            <text:p>0.000591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5922" calcext:value-type="float">
            <text:p>0.00059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59304" calcext:value-type="float">
            <text:p>0.0005930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59388" calcext:value-type="float">
            <text:p>0.000593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59472" calcext:value-type="float">
            <text:p>0.000594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59556" calcext:value-type="float">
            <text:p>0.000595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59724" calcext:value-type="float">
            <text:p>0.0005972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59808" calcext:value-type="float">
            <text:p>0.000598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59892" calcext:value-type="float">
            <text:p>0.000598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59976" calcext:value-type="float">
            <text:p>0.000599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6006" calcext:value-type="float">
            <text:p>0.00060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60144" calcext:value-type="float">
            <text:p>0.000601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60228" calcext:value-type="float">
            <text:p>0.000602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60312" calcext:value-type="float">
            <text:p>0.000603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60396" calcext:value-type="float">
            <text:p>0.000603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60564" calcext:value-type="float">
            <text:p>0.000605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60648" calcext:value-type="float">
            <text:p>0.000606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60732" calcext:value-type="float">
            <text:p>0.000607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60816" calcext:value-type="float">
            <text:p>0.000608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609" calcext:value-type="float">
            <text:p>0.00060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60984" calcext:value-type="float">
            <text:p>0.000609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61068" calcext:value-type="float">
            <text:p>0.000610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61152" calcext:value-type="float">
            <text:p>0.000611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61236" calcext:value-type="float">
            <text:p>0.000612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61404" calcext:value-type="float">
            <text:p>0.000614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61488" calcext:value-type="float">
            <text:p>0.000614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61572" calcext:value-type="float">
            <text:p>0.000615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61656" calcext:value-type="float">
            <text:p>0.000616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6174" calcext:value-type="float">
            <text:p>0.000617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61824" calcext:value-type="float">
            <text:p>0.000618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61908" calcext:value-type="float">
            <text:p>0.000619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61992" calcext:value-type="float">
            <text:p>0.000619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62076" calcext:value-type="float">
            <text:p>0.000620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62244" calcext:value-type="float">
            <text:p>0.000622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62328" calcext:value-type="float">
            <text:p>0.000623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62412" calcext:value-type="float">
            <text:p>0.000624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62496" calcext:value-type="float">
            <text:p>0.000624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6258" calcext:value-type="float">
            <text:p>0.00062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62664" calcext:value-type="float">
            <text:p>0.000626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62748" calcext:value-type="float">
            <text:p>0.000627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62832" calcext:value-type="float">
            <text:p>0.000628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62916" calcext:value-type="float">
            <text:p>0.000629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63084" calcext:value-type="float">
            <text:p>0.00063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63168" calcext:value-type="float">
            <text:p>0.00063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63252" calcext:value-type="float">
            <text:p>0.00063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63336" calcext:value-type="float">
            <text:p>0.000633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342" calcext:value-type="float">
            <text:p>0.00063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63504" calcext:value-type="float">
            <text:p>0.000635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63588" calcext:value-type="float">
            <text:p>0.000635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3672" calcext:value-type="float">
            <text:p>0.00063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3756" calcext:value-type="float">
            <text:p>0.000637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3924" calcext:value-type="float">
            <text:p>0.000639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64008" calcext:value-type="float">
            <text:p>0.000640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64092" calcext:value-type="float">
            <text:p>0.000640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64176" calcext:value-type="float">
            <text:p>0.000641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6426" calcext:value-type="float">
            <text:p>0.00064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64344" calcext:value-type="float">
            <text:p>0.00064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64428" calcext:value-type="float">
            <text:p>0.000644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64512" calcext:value-type="float">
            <text:p>0.00064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64596" calcext:value-type="float">
            <text:p>0.000645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64764" calcext:value-type="float">
            <text:p>0.000647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64848" calcext:value-type="float">
            <text:p>0.00064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64932" calcext:value-type="float">
            <text:p>0.000649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65016" calcext:value-type="float">
            <text:p>0.00065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651" calcext:value-type="float">
            <text:p>0.00065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65184" calcext:value-type="float">
            <text:p>0.00065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65268" calcext:value-type="float">
            <text:p>0.000652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65352" calcext:value-type="float">
            <text:p>0.000653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65436" calcext:value-type="float">
            <text:p>0.000654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65604" calcext:value-type="float">
            <text:p>0.000656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65688" calcext:value-type="float">
            <text:p>0.000656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65772" calcext:value-type="float">
            <text:p>0.000657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65856" calcext:value-type="float">
            <text:p>0.000658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6594" calcext:value-type="float">
            <text:p>0.00065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66024" calcext:value-type="float">
            <text:p>0.000660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66108" calcext:value-type="float">
            <text:p>0.000661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66192" calcext:value-type="float">
            <text:p>0.000661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66276" calcext:value-type="float">
            <text:p>0.000662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66444" calcext:value-type="float">
            <text:p>0.000664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66528" calcext:value-type="float">
            <text:p>0.000665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66612" calcext:value-type="float">
            <text:p>0.000666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66696" calcext:value-type="float">
            <text:p>0.000666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6678" calcext:value-type="float">
            <text:p>0.00066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66864" calcext:value-type="float">
            <text:p>0.000668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66948" calcext:value-type="float">
            <text:p>0.000669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67032" calcext:value-type="float">
            <text:p>0.000670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67116" calcext:value-type="float">
            <text:p>0.000671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67284" calcext:value-type="float">
            <text:p>0.000672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67368" calcext:value-type="float">
            <text:p>0.000673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67452" calcext:value-type="float">
            <text:p>0.000674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67536" calcext:value-type="float">
            <text:p>0.000675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6762" calcext:value-type="float">
            <text:p>0.00067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67704" calcext:value-type="float">
            <text:p>0.000677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67788" calcext:value-type="float">
            <text:p>0.000677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67872" calcext:value-type="float">
            <text:p>0.000678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67956" calcext:value-type="float">
            <text:p>0.000679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68124" calcext:value-type="float">
            <text:p>0.000681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68208" calcext:value-type="float">
            <text:p>0.000682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68292" calcext:value-type="float">
            <text:p>0.000682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68376" calcext:value-type="float">
            <text:p>0.000683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6846" calcext:value-type="float">
            <text:p>0.00068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68544" calcext:value-type="float">
            <text:p>0.000685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68628" calcext:value-type="float">
            <text:p>0.000686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68712" calcext:value-type="float">
            <text:p>0.000687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68796" calcext:value-type="float">
            <text:p>0.000687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68964" calcext:value-type="float">
            <text:p>0.000689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69048" calcext:value-type="float">
            <text:p>0.000690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69132" calcext:value-type="float">
            <text:p>0.000691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69216" calcext:value-type="float">
            <text:p>0.000692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693" calcext:value-type="float">
            <text:p>0.00069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69384" calcext:value-type="float">
            <text:p>0.000693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69468" calcext:value-type="float">
            <text:p>0.000694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69552" calcext:value-type="float">
            <text:p>0.000695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69636" calcext:value-type="float">
            <text:p>0.000696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69804" calcext:value-type="float">
            <text:p>0.000698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69888" calcext:value-type="float">
            <text:p>0.000698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69972" calcext:value-type="float">
            <text:p>0.000699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70056" calcext:value-type="float">
            <text:p>0.000700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7014" calcext:value-type="float">
            <text:p>0.00070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70224" calcext:value-type="float">
            <text:p>0.000702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70308" calcext:value-type="float">
            <text:p>0.000703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70392" calcext:value-type="float">
            <text:p>0.000703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70476" calcext:value-type="float">
            <text:p>0.000704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70644" calcext:value-type="float">
            <text:p>0.000706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70728" calcext:value-type="float">
            <text:p>0.000707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70812" calcext:value-type="float">
            <text:p>0.000708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70896" calcext:value-type="float">
            <text:p>0.000708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7098" calcext:value-type="float">
            <text:p>0.00070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71064" calcext:value-type="float">
            <text:p>0.000710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71148" calcext:value-type="float">
            <text:p>0.000711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71232" calcext:value-type="float">
            <text:p>0.000712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71316" calcext:value-type="float">
            <text:p>0.000713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71484" calcext:value-type="float">
            <text:p>0.000714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71568" calcext:value-type="float">
            <text:p>0.0007156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71652" calcext:value-type="float">
            <text:p>0.0007165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71736" calcext:value-type="float">
            <text:p>0.000717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7182" calcext:value-type="float">
            <text:p>0.00071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71904" calcext:value-type="float">
            <text:p>0.000719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71988" calcext:value-type="float">
            <text:p>0.000719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72072" calcext:value-type="float">
            <text:p>0.000720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72156" calcext:value-type="float">
            <text:p>0.000721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72324" calcext:value-type="float">
            <text:p>0.000723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72408" calcext:value-type="float">
            <text:p>0.000724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72492" calcext:value-type="float">
            <text:p>0.000724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72576" calcext:value-type="float">
            <text:p>0.000725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7266" calcext:value-type="float">
            <text:p>0.00072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72744" calcext:value-type="float">
            <text:p>0.000727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72828" calcext:value-type="float">
            <text:p>0.000728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2912" calcext:value-type="float">
            <text:p>0.000729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2996" calcext:value-type="float">
            <text:p>0.000729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3164" calcext:value-type="float">
            <text:p>0.000731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3248" calcext:value-type="float">
            <text:p>0.000732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3332" calcext:value-type="float">
            <text:p>0.000733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3416" calcext:value-type="float">
            <text:p>0.000734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35" calcext:value-type="float">
            <text:p>0.00073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3584" calcext:value-type="float">
            <text:p>0.000735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3668" calcext:value-type="float">
            <text:p>0.000736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73752" calcext:value-type="float">
            <text:p>0.000737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73836" calcext:value-type="float">
            <text:p>0.000738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74004" calcext:value-type="float">
            <text:p>0.000740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74088" calcext:value-type="float">
            <text:p>0.000740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74172" calcext:value-type="float">
            <text:p>0.000741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74256" calcext:value-type="float">
            <text:p>0.000742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7434" calcext:value-type="float">
            <text:p>0.000743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74424" calcext:value-type="float">
            <text:p>0.000744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74508" calcext:value-type="float">
            <text:p>0.000745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74592" calcext:value-type="float">
            <text:p>0.00074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74676" calcext:value-type="float">
            <text:p>0.00074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4844" calcext:value-type="float">
            <text:p>0.0007484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4928" calcext:value-type="float">
            <text:p>0.00074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5012" calcext:value-type="float">
            <text:p>0.000750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75096" calcext:value-type="float">
            <text:p>0.00075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7518" calcext:value-type="float">
            <text:p>0.000751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75264" calcext:value-type="float">
            <text:p>0.000752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75348" calcext:value-type="float">
            <text:p>0.00075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75432" calcext:value-type="float">
            <text:p>0.00075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75516" calcext:value-type="float">
            <text:p>0.00075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75684" calcext:value-type="float">
            <text:p>0.000756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75768" calcext:value-type="float">
            <text:p>0.00075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75852" calcext:value-type="float">
            <text:p>0.00075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75936" calcext:value-type="float">
            <text:p>0.00075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7602" calcext:value-type="float">
            <text:p>0.00076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76104" calcext:value-type="float">
            <text:p>0.00076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76188" calcext:value-type="float">
            <text:p>0.00076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76272" calcext:value-type="float">
            <text:p>0.00076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76356" calcext:value-type="float">
            <text:p>0.000763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76524" calcext:value-type="float">
            <text:p>0.0007652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76608" calcext:value-type="float">
            <text:p>0.00076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76692" calcext:value-type="float">
            <text:p>0.0007669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76776" calcext:value-type="float">
            <text:p>0.00076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7686" calcext:value-type="float">
            <text:p>0.00076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76944" calcext:value-type="float">
            <text:p>0.00076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77028" calcext:value-type="float">
            <text:p>0.000770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77112" calcext:value-type="float">
            <text:p>0.00077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77196" calcext:value-type="float">
            <text:p>0.000771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77364" calcext:value-type="float">
            <text:p>0.00077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77448" calcext:value-type="float">
            <text:p>0.0007744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77532" calcext:value-type="float">
            <text:p>0.000775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77616" calcext:value-type="float">
            <text:p>0.0007761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777" calcext:value-type="float">
            <text:p>0.00077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77784" calcext:value-type="float">
            <text:p>0.000777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77868" calcext:value-type="float">
            <text:p>0.000778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77952" calcext:value-type="float">
            <text:p>0.000779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78036" calcext:value-type="float">
            <text:p>0.0007803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78204" calcext:value-type="float">
            <text:p>0.0007820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78288" calcext:value-type="float">
            <text:p>0.000782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78372" calcext:value-type="float">
            <text:p>0.000783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78456" calcext:value-type="float">
            <text:p>0.0007845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7854" calcext:value-type="float">
            <text:p>0.00078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78624" calcext:value-type="float">
            <text:p>0.000786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78708" calcext:value-type="float">
            <text:p>0.000787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78792" calcext:value-type="float">
            <text:p>0.0007879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78876" calcext:value-type="float">
            <text:p>0.000788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79044" calcext:value-type="float">
            <text:p>0.000790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79128" calcext:value-type="float">
            <text:p>0.000791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79212" calcext:value-type="float">
            <text:p>0.000792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79296" calcext:value-type="float">
            <text:p>0.000792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7938" calcext:value-type="float">
            <text:p>0.00079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79464" calcext:value-type="float">
            <text:p>0.000794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79548" calcext:value-type="float">
            <text:p>0.000795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79632" calcext:value-type="float">
            <text:p>0.000796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79716" calcext:value-type="float">
            <text:p>0.000797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79884" calcext:value-type="float">
            <text:p>0.0007988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79968" calcext:value-type="float">
            <text:p>0.0007996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80052" calcext:value-type="float">
            <text:p>0.000800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80136" calcext:value-type="float">
            <text:p>0.000801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8022" calcext:value-type="float">
            <text:p>0.00080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80304" calcext:value-type="float">
            <text:p>0.000803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80388" calcext:value-type="float">
            <text:p>0.000803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80472" calcext:value-type="float">
            <text:p>0.000804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80556" calcext:value-type="float">
            <text:p>0.000805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80724" calcext:value-type="float">
            <text:p>0.000807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80808" calcext:value-type="float">
            <text:p>0.000808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80892" calcext:value-type="float">
            <text:p>0.000808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80976" calcext:value-type="float">
            <text:p>0.000809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8106" calcext:value-type="float">
            <text:p>0.00081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81144" calcext:value-type="float">
            <text:p>0.000811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81228" calcext:value-type="float">
            <text:p>0.000812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81312" calcext:value-type="float">
            <text:p>0.000813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81396" calcext:value-type="float">
            <text:p>0.000813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81564" calcext:value-type="float">
            <text:p>0.000815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81648" calcext:value-type="float">
            <text:p>0.000816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81732" calcext:value-type="float">
            <text:p>0.000817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81816" calcext:value-type="float">
            <text:p>0.000818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819" calcext:value-type="float">
            <text:p>0.00081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81984" calcext:value-type="float">
            <text:p>0.000819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82068" calcext:value-type="float">
            <text:p>0.000820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82152" calcext:value-type="float">
            <text:p>0.000821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82236" calcext:value-type="float">
            <text:p>0.000822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82404" calcext:value-type="float">
            <text:p>0.000824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82488" calcext:value-type="float">
            <text:p>0.000824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82572" calcext:value-type="float">
            <text:p>0.000825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82656" calcext:value-type="float">
            <text:p>0.000826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8274" calcext:value-type="float">
            <text:p>0.00082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82824" calcext:value-type="float">
            <text:p>0.000828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82908" calcext:value-type="float">
            <text:p>0.000829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82992" calcext:value-type="float">
            <text:p>0.000829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83076" calcext:value-type="float">
            <text:p>0.000830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83244" calcext:value-type="float">
            <text:p>0.000832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3328" calcext:value-type="float">
            <text:p>0.000833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3412" calcext:value-type="float">
            <text:p>0.000834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3496" calcext:value-type="float">
            <text:p>0.000834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358" calcext:value-type="float">
            <text:p>0.00083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3664" calcext:value-type="float">
            <text:p>0.000836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3748" calcext:value-type="float">
            <text:p>0.000837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3832" calcext:value-type="float">
            <text:p>0.000838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3916" calcext:value-type="float">
            <text:p>0.000839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84084" calcext:value-type="float">
            <text:p>0.00084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84168" calcext:value-type="float">
            <text:p>0.00084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84252" calcext:value-type="float">
            <text:p>0.00084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84336" calcext:value-type="float">
            <text:p>0.000843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8442" calcext:value-type="float">
            <text:p>0.00084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84504" calcext:value-type="float">
            <text:p>0.0008450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84588" calcext:value-type="float">
            <text:p>0.000845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84672" calcext:value-type="float">
            <text:p>0.000846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84756" calcext:value-type="float">
            <text:p>0.000847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84924" calcext:value-type="float">
            <text:p>0.000849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85008" calcext:value-type="float">
            <text:p>0.000850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85092" calcext:value-type="float">
            <text:p>0.000850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85176" calcext:value-type="float">
            <text:p>0.000851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8526" calcext:value-type="float">
            <text:p>0.00085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85344" calcext:value-type="float">
            <text:p>0.00085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85428" calcext:value-type="float">
            <text:p>0.000854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85512" calcext:value-type="float">
            <text:p>0.00085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85596" calcext:value-type="float">
            <text:p>0.000855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85764" calcext:value-type="float">
            <text:p>0.000857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85848" calcext:value-type="float">
            <text:p>0.000858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85932" calcext:value-type="float">
            <text:p>0.000859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86016" calcext:value-type="float">
            <text:p>0.00086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861" calcext:value-type="float">
            <text:p>0.00086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86184" calcext:value-type="float">
            <text:p>0.000861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86268" calcext:value-type="float">
            <text:p>0.000862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86352" calcext:value-type="float">
            <text:p>0.000863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86436" calcext:value-type="float">
            <text:p>0.00086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86604" calcext:value-type="float">
            <text:p>0.000866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86688" calcext:value-type="float">
            <text:p>0.000866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86772" calcext:value-type="float">
            <text:p>0.000867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86856" calcext:value-type="float">
            <text:p>0.000868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8694" calcext:value-type="float">
            <text:p>0.00086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87024" calcext:value-type="float">
            <text:p>0.000870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87108" calcext:value-type="float">
            <text:p>0.000871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87192" calcext:value-type="float">
            <text:p>0.000871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87276" calcext:value-type="float">
            <text:p>0.000872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87444" calcext:value-type="float">
            <text:p>0.000874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87528" calcext:value-type="float">
            <text:p>0.000875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87612" calcext:value-type="float">
            <text:p>0.000876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87696" calcext:value-type="float">
            <text:p>0.000876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8778" calcext:value-type="float">
            <text:p>0.00087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87864" calcext:value-type="float">
            <text:p>0.000878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87948" calcext:value-type="float">
            <text:p>0.000879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88032" calcext:value-type="float">
            <text:p>0.000880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88116" calcext:value-type="float">
            <text:p>0.000881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88284" calcext:value-type="float">
            <text:p>0.000882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88368" calcext:value-type="float">
            <text:p>0.000883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88452" calcext:value-type="float">
            <text:p>0.000884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88536" calcext:value-type="float">
            <text:p>0.000885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8862" calcext:value-type="float">
            <text:p>0.00088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88704" calcext:value-type="float">
            <text:p>0.000887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88788" calcext:value-type="float">
            <text:p>0.000887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88872" calcext:value-type="float">
            <text:p>0.000888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88956" calcext:value-type="float">
            <text:p>0.000889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89124" calcext:value-type="float">
            <text:p>0.000891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89208" calcext:value-type="float">
            <text:p>0.000892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89292" calcext:value-type="float">
            <text:p>0.000892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89376" calcext:value-type="float">
            <text:p>0.000893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8946" calcext:value-type="float">
            <text:p>0.00089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89544" calcext:value-type="float">
            <text:p>0.000895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89628" calcext:value-type="float">
            <text:p>0.000896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89712" calcext:value-type="float">
            <text:p>0.000897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89796" calcext:value-type="float">
            <text:p>0.000897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89964" calcext:value-type="float">
            <text:p>0.000899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90048" calcext:value-type="float">
            <text:p>0.000900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90132" calcext:value-type="float">
            <text:p>0.000901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90216" calcext:value-type="float">
            <text:p>0.000902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903" calcext:value-type="float">
            <text:p>0.00090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90384" calcext:value-type="float">
            <text:p>0.000903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90468" calcext:value-type="float">
            <text:p>0.000904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90552" calcext:value-type="float">
            <text:p>0.000905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90636" calcext:value-type="float">
            <text:p>0.000906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90804" calcext:value-type="float">
            <text:p>0.000908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90888" calcext:value-type="float">
            <text:p>0.000908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90972" calcext:value-type="float">
            <text:p>0.000909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91056" calcext:value-type="float">
            <text:p>0.0009105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114" calcext:value-type="float">
            <text:p>0.00091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1224" calcext:value-type="float">
            <text:p>0.000912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1308" calcext:value-type="float">
            <text:p>0.000913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91392" calcext:value-type="float">
            <text:p>0.000913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91476" calcext:value-type="float">
            <text:p>0.000914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91644" calcext:value-type="float">
            <text:p>0.000916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91728" calcext:value-type="float">
            <text:p>0.000917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91812" calcext:value-type="float">
            <text:p>0.000918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1896" calcext:value-type="float">
            <text:p>0.000918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198" calcext:value-type="float">
            <text:p>0.00091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2064" calcext:value-type="float">
            <text:p>0.000920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2148" calcext:value-type="float">
            <text:p>0.000921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92232" calcext:value-type="float">
            <text:p>0.000922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92316" calcext:value-type="float">
            <text:p>0.000923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92484" calcext:value-type="float">
            <text:p>0.0009248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92568" calcext:value-type="float">
            <text:p>0.000925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92652" calcext:value-type="float">
            <text:p>0.000926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92736" calcext:value-type="float">
            <text:p>0.0009273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9282" calcext:value-type="float">
            <text:p>0.00092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2904" calcext:value-type="float">
            <text:p>0.000929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2988" calcext:value-type="float">
            <text:p>0.000929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3072" calcext:value-type="float">
            <text:p>0.000930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3156" calcext:value-type="float">
            <text:p>0.000931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3324" calcext:value-type="float">
            <text:p>0.0009332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3408" calcext:value-type="float">
            <text:p>0.000934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3492" calcext:value-type="float">
            <text:p>0.000934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3576" calcext:value-type="float">
            <text:p>0.0009357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366" calcext:value-type="float">
            <text:p>0.00093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93744" calcext:value-type="float">
            <text:p>0.000937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93828" calcext:value-type="float">
            <text:p>0.000938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93912" calcext:value-type="float">
            <text:p>0.000939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93996" calcext:value-type="float">
            <text:p>0.000939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94164" calcext:value-type="float">
            <text:p>0.000941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94248" calcext:value-type="float">
            <text:p>0.000942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94332" calcext:value-type="float">
            <text:p>0.000943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94416" calcext:value-type="float">
            <text:p>0.000944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945" calcext:value-type="float">
            <text:p>0.00094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94584" calcext:value-type="float">
            <text:p>0.000945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94668" calcext:value-type="float">
            <text:p>0.000946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94752" calcext:value-type="float">
            <text:p>0.000947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94836" calcext:value-type="float">
            <text:p>0.000948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95004" calcext:value-type="float">
            <text:p>0.000950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95088" calcext:value-type="float">
            <text:p>0.000950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95172" calcext:value-type="float">
            <text:p>0.000951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95256" calcext:value-type="float">
            <text:p>0.000952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9534" calcext:value-type="float">
            <text:p>0.00095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95424" calcext:value-type="float">
            <text:p>0.0009542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95508" calcext:value-type="float">
            <text:p>0.000955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95592" calcext:value-type="float">
            <text:p>0.00095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95676" calcext:value-type="float">
            <text:p>0.00095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95844" calcext:value-type="float">
            <text:p>0.0009584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95928" calcext:value-type="float">
            <text:p>0.00095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96012" calcext:value-type="float">
            <text:p>0.000960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96096" calcext:value-type="float">
            <text:p>0.00096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9618" calcext:value-type="float">
            <text:p>0.00096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96264" calcext:value-type="float">
            <text:p>0.000962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96348" calcext:value-type="float">
            <text:p>0.00096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96432" calcext:value-type="float">
            <text:p>0.00096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96516" calcext:value-type="float">
            <text:p>0.00096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96684" calcext:value-type="float">
            <text:p>0.000966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96768" calcext:value-type="float">
            <text:p>0.00096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96852" calcext:value-type="float">
            <text:p>0.00096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96936" calcext:value-type="float">
            <text:p>0.00096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9702" calcext:value-type="float">
            <text:p>0.00097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97104" calcext:value-type="float">
            <text:p>0.0009710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97188" calcext:value-type="float">
            <text:p>0.00097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97272" calcext:value-type="float">
            <text:p>0.00097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97356" calcext:value-type="float">
            <text:p>0.00097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97524" calcext:value-type="float">
            <text:p>0.000975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97608" calcext:value-type="float">
            <text:p>0.00097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97692" calcext:value-type="float">
            <text:p>0.00097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97776" calcext:value-type="float">
            <text:p>0.00097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9786" calcext:value-type="float">
            <text:p>0.000978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97944" calcext:value-type="float">
            <text:p>0.0009794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98028" calcext:value-type="float">
            <text:p>0.000980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98112" calcext:value-type="float">
            <text:p>0.00098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98196" calcext:value-type="float">
            <text:p>0.0009819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98364" calcext:value-type="float">
            <text:p>0.00098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98448" calcext:value-type="float">
            <text:p>0.0009844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98532" calcext:value-type="float">
            <text:p>0.000985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98616" calcext:value-type="float">
            <text:p>0.000986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987" calcext:value-type="float">
            <text:p>0.00098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98784" calcext:value-type="float">
            <text:p>0.000987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98868" calcext:value-type="float">
            <text:p>0.000988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98952" calcext:value-type="float">
            <text:p>0.000989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99036" calcext:value-type="float">
            <text:p>0.000990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99204" calcext:value-type="float">
            <text:p>0.0009920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99288" calcext:value-type="float">
            <text:p>0.000992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99372" calcext:value-type="float">
            <text:p>0.000993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99456" calcext:value-type="float">
            <text:p>0.000994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9954" calcext:value-type="float">
            <text:p>0.00099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99624" calcext:value-type="float">
            <text:p>0.000996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99708" calcext:value-type="float">
            <text:p>0.000997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99792" calcext:value-type="float">
            <text:p>0.0009979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99876" calcext:value-type="float">
            <text:p>0.000998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613065" calcext:value-type="float">
            <text:p>0.2613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19:18.929499766</dc:date>
    <meta:editing-duration>PT52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86cm" svg:height="15.732cm" xlink:href=".." xlink:type="simple" chart:class="chart:scatter" chart:style-name="ch1">
        <chart:title svg:x="7.855cm" svg:y="0.45cm" chart:style-name="ch2">
          <text:p>Series RLC Circuit, Overdamped</text:p>
        </chart:title>
        <chart:legend chart:legend-position="end" svg:x="20.566cm" svg:y="7.318cm" style:legend-expansion="high" chart:style-name="ch3"/>
        <chart:plot-area chart:style-name="ch4" table:cell-range-address="RLC_overDamped.A1:RLC_overDamped.C1191" chart:data-source-has-labels="row" svg:x="1.458cm" svg:y="1.543cm" svg:width="18.661cm" svg:height="12.894cm">
          <chartooo:coordinate-region svg:x="2.291cm" svg:y="1.742cm" svg:width="17.31cm" svg:height="12.496cm"/>
          <chart:axis chart:dimension="x" chart:name="primary-x" chart:style-name="ch5">
            <chart:title svg:x="10.162cm" svg:y="14.751cm" chart:style-name="ch6">
              <text:p>Time (s)</text:p>
            </chart:title>
          </chart:axis>
          <chart:axis chart:dimension="y" chart:name="primary-y" chart:style-name="ch5">
            <chart:title svg:x="0.451cm" svg:y="8.841cm" chart:style-name="ch7">
              <text:p>Voltage (V)</text:p>
            </chart:title>
            <chart:grid chart:style-name="ch8" chart:class="major"/>
          </chart:axis>
          <chart:series chart:style-name="ch9" chart:values-cell-range-address="RLC_overDamped.B2:RLC_overDamped.B1191" chart:label-cell-address="RLC_overDamped.B1:RLC_overDamped.B1" chart:class="chart:scatter">
            <chart:domain table:cell-range-address="RLC_overDamped.A2:RLC_overDamped.A1191"/>
            <chart:data-point chart:repeated="1190"/>
          </chart:series>
          <chart:series chart:style-name="ch10" chart:values-cell-range-address="RLC_overDamped.C2:RLC_overDamped.C1191" chart:label-cell-address="RLC_overDamped.C1:RLC_overDamped.C1" chart:class="chart:scatter">
            <chart:data-point chart:repeated="11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RLC_overDamped.B1:RLC_overDamped.B1</svg:desc>
                </draw:g>
              </table:table-cell>
              <table:table-cell office:value-type="string">
                <text:p>Vc</text:p>
                <draw:g>
                  <svg:desc>RLC_overDamped.C1:RLC_overDampe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LC_overDamped.A2:RLC_overDamped.A1191</svg:desc>
                </draw:g>
              </table:table-cell>
              <table:table-cell office:value-type="float" office:value="0.490452261">
                <text:p>0.490452261</text:p>
                <draw:g>
                  <svg:desc>RLC_overDamped.B2:RLC_overDamped.B1191</svg:desc>
                </draw:g>
              </table:table-cell>
              <table:table-cell office:value-type="float" office:value="0.241206">
                <text:p>0.241206</text:p>
                <draw:g>
                  <svg:desc>RLC_overDamped.C2:RLC_overDamped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84">
                <text:p>0.00000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68">
                <text:p>0.00000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52">
                <text:p>0.0000025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336">
                <text:p>0.0000033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42">
                <text:p>0.0000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504">
                <text:p>0.0000050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588">
                <text:p>0.000005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672">
                <text:p>0.00000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756">
                <text:p>0.000007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84">
                <text:p>0.0000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924">
                <text:p>0.000009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1008">
                <text:p>0.000010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1092">
                <text:p>0.000010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1176">
                <text:p>0.000011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126">
                <text:p>0.00001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1344">
                <text:p>0.00001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1428">
                <text:p>0.000014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1512">
                <text:p>0.00001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1596">
                <text:p>0.000015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168">
                <text:p>0.0000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1764">
                <text:p>0.000017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1848">
                <text:p>0.00001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932">
                <text:p>0.000019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2016">
                <text:p>0.00002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21">
                <text:p>0.00002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2184">
                <text:p>0.00002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2268">
                <text:p>0.000022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2352">
                <text:p>0.000023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2436">
                <text:p>0.000024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252">
                <text:p>0.0000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2604">
                <text:p>0.000026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2688">
                <text:p>0.000026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2772">
                <text:p>0.000027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2856">
                <text:p>0.000028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294">
                <text:p>0.00002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3024">
                <text:p>0.000030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3108">
                <text:p>0.000031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3192">
                <text:p>0.000031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3276">
                <text:p>0.000032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336">
                <text:p>0.00003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3444">
                <text:p>0.000034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3528">
                <text:p>0.000035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3612">
                <text:p>0.000036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3696">
                <text:p>0.000036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378">
                <text:p>0.00003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3864">
                <text:p>0.00003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3948">
                <text:p>0.000039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4032">
                <text:p>0.000040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4116">
                <text:p>0.000041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42">
                <text:p>0.000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4284">
                <text:p>0.000042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4368">
                <text:p>0.000043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4452">
                <text:p>0.000044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4536">
                <text:p>0.000045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462">
                <text:p>0.00004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4704">
                <text:p>0.000047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4788">
                <text:p>0.000047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4872">
                <text:p>0.000048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4956">
                <text:p>0.000049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504">
                <text:p>0.00005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5124">
                <text:p>0.000051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5208">
                <text:p>0.000052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5292">
                <text:p>0.000052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5376">
                <text:p>0.000053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546">
                <text:p>0.00005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5544">
                <text:p>0.000055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5628">
                <text:p>0.000056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5712">
                <text:p>0.000057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5796">
                <text:p>0.000057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588">
                <text:p>0.00005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5964">
                <text:p>0.000059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6048">
                <text:p>0.000060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6132">
                <text:p>0.000061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6216">
                <text:p>0.000062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63">
                <text:p>0.00006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6384">
                <text:p>0.000063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6468">
                <text:p>0.000064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6552">
                <text:p>0.000065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6636">
                <text:p>0.000066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672">
                <text:p>0.0000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6804">
                <text:p>0.000068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6888">
                <text:p>0.000068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6972">
                <text:p>0.000069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7056">
                <text:p>0.000070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714">
                <text:p>0.00007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7224">
                <text:p>0.000072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7308">
                <text:p>0.000073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7392">
                <text:p>0.000073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7476">
                <text:p>0.000074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756">
                <text:p>0.00007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7644">
                <text:p>0.000076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7728">
                <text:p>0.000077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7812">
                <text:p>0.000078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7896">
                <text:p>0.000078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798">
                <text:p>0.00007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8064">
                <text:p>0.000080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8148">
                <text:p>0.000081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8232">
                <text:p>0.000082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8316">
                <text:p>0.000083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84">
                <text:p>0.000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8484">
                <text:p>0.000084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8568">
                <text:p>0.000085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8652">
                <text:p>0.000086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8736">
                <text:p>0.000087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882">
                <text:p>0.00008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8904">
                <text:p>0.000089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8988">
                <text:p>0.000089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9072">
                <text:p>0.000090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9156">
                <text:p>0.0000915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924">
                <text:p>0.00009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9324">
                <text:p>0.000093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9408">
                <text:p>0.000094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9492">
                <text:p>0.000094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9576">
                <text:p>0.000095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966">
                <text:p>0.00009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9744">
                <text:p>0.000097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9828">
                <text:p>0.000098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9912">
                <text:p>0.000099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9996">
                <text:p>0.000099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1008">
                <text:p>0.00010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10164">
                <text:p>0.000101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10248">
                <text:p>0.000102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10332">
                <text:p>0.000103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10416">
                <text:p>0.000104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105">
                <text:p>0.00010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10584">
                <text:p>0.000105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10668">
                <text:p>0.000106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10752">
                <text:p>0.000107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10836">
                <text:p>0.000108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1092">
                <text:p>0.00010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11004">
                <text:p>0.000110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11088">
                <text:p>0.000110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11172">
                <text:p>0.000111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11256">
                <text:p>0.000112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1134">
                <text:p>0.00011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11424">
                <text:p>0.000114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11508">
                <text:p>0.000115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11592">
                <text:p>0.00011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11676">
                <text:p>0.00011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1176">
                <text:p>0.00011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11844">
                <text:p>0.00011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11928">
                <text:p>0.00011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12012">
                <text:p>0.0001201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12096">
                <text:p>0.00012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1218">
                <text:p>0.00012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12264">
                <text:p>0.000122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12348">
                <text:p>0.00012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12432">
                <text:p>0.00012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12516">
                <text:p>0.00012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126">
                <text:p>0.0001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12684">
                <text:p>0.000126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12768">
                <text:p>0.00012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12852">
                <text:p>0.0001285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12936">
                <text:p>0.00012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1302">
                <text:p>0.00013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13104">
                <text:p>0.00013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13188">
                <text:p>0.00013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13272">
                <text:p>0.00013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13356">
                <text:p>0.00013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1344">
                <text:p>0.000134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13524">
                <text:p>0.000135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13608">
                <text:p>0.0001360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13692">
                <text:p>0.00013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13776">
                <text:p>0.00013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1386">
                <text:p>0.00013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13944">
                <text:p>0.00013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4028">
                <text:p>0.00014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14112">
                <text:p>0.00014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14196">
                <text:p>0.000141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1428">
                <text:p>0.00014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14364">
                <text:p>0.00014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14448">
                <text:p>0.000144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14532">
                <text:p>0.00014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14616">
                <text:p>0.00014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147">
                <text:p>0.00014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14784">
                <text:p>0.000147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14868">
                <text:p>0.00014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14952">
                <text:p>0.00014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15036">
                <text:p>0.000150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1512">
                <text:p>0.00015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15204">
                <text:p>0.000152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15288">
                <text:p>0.000152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15372">
                <text:p>0.000153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15456">
                <text:p>0.000154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1554">
                <text:p>0.00015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15624">
                <text:p>0.000156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15708">
                <text:p>0.000157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15792">
                <text:p>0.0001579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15876">
                <text:p>0.000158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1596">
                <text:p>0.00015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16044">
                <text:p>0.0001604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16128">
                <text:p>0.000161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16212">
                <text:p>0.000162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16296">
                <text:p>0.000162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1638">
                <text:p>0.00016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16464">
                <text:p>0.000164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16548">
                <text:p>0.000165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16632">
                <text:p>0.000166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16716">
                <text:p>0.0001671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168">
                <text:p>0.00016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16884">
                <text:p>0.000168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16968">
                <text:p>0.000169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17052">
                <text:p>0.000170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17136">
                <text:p>0.000171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1722">
                <text:p>0.00017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17304">
                <text:p>0.000173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17388">
                <text:p>0.000173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17472">
                <text:p>0.000174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17556">
                <text:p>0.000175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1764">
                <text:p>0.00017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17724">
                <text:p>0.000177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17808">
                <text:p>0.000178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17892">
                <text:p>0.000178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17976">
                <text:p>0.000179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1806">
                <text:p>0.00018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18144">
                <text:p>0.000181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18228">
                <text:p>0.000182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18312">
                <text:p>0.000183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18396">
                <text:p>0.000183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1848">
                <text:p>0.00018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18564">
                <text:p>0.000185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18648">
                <text:p>0.000186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18732">
                <text:p>0.000187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18816">
                <text:p>0.000188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189">
                <text:p>0.00018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18984">
                <text:p>0.000189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19068">
                <text:p>0.000190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19152">
                <text:p>0.000191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19236">
                <text:p>0.0001923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1932">
                <text:p>0.00019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19404">
                <text:p>0.000194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19488">
                <text:p>0.000194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19572">
                <text:p>0.000195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19656">
                <text:p>0.000196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1974">
                <text:p>0.000197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19824">
                <text:p>0.000198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19908">
                <text:p>0.000199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19992">
                <text:p>0.000199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20076">
                <text:p>0.000200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2016">
                <text:p>0.0002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20244">
                <text:p>0.000202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20328">
                <text:p>0.000203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20412">
                <text:p>0.000204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20496">
                <text:p>0.000204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2058">
                <text:p>0.000205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20664">
                <text:p>0.000206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20748">
                <text:p>0.000207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20832">
                <text:p>0.000208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20916">
                <text:p>0.000209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21">
                <text:p>0.0002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21084">
                <text:p>0.00021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21168">
                <text:p>0.00021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21252">
                <text:p>0.00021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21336">
                <text:p>0.000213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2142">
                <text:p>0.00021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21504">
                <text:p>0.000215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21588">
                <text:p>0.000215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21672">
                <text:p>0.00021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21756">
                <text:p>0.000217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2184">
                <text:p>0.0002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21924">
                <text:p>0.000219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22008">
                <text:p>0.000220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22092">
                <text:p>0.000220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22176">
                <text:p>0.000221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2226">
                <text:p>0.00022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22344">
                <text:p>0.00022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22428">
                <text:p>0.000224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22512">
                <text:p>0.00022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22596">
                <text:p>0.000225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2268">
                <text:p>0.00022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22764">
                <text:p>0.000227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22848">
                <text:p>0.00022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22932">
                <text:p>0.000229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23016">
                <text:p>0.00023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231">
                <text:p>0.00023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23184">
                <text:p>0.00023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23268">
                <text:p>0.000232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23352">
                <text:p>0.000233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23436">
                <text:p>0.000234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2352">
                <text:p>0.0002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23604">
                <text:p>0.000236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23688">
                <text:p>0.000236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23772">
                <text:p>0.000237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23856">
                <text:p>0.000238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2394">
                <text:p>0.00023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24024">
                <text:p>0.000240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24108">
                <text:p>0.000241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24192">
                <text:p>0.000241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24276">
                <text:p>0.000242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2436">
                <text:p>0.00024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24444">
                <text:p>0.000244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24528">
                <text:p>0.000245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24612">
                <text:p>0.000246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24696">
                <text:p>0.000246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2478">
                <text:p>0.00024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24864">
                <text:p>0.00024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24948">
                <text:p>0.000249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25032">
                <text:p>0.000250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25116">
                <text:p>0.000251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252">
                <text:p>0.000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25284">
                <text:p>0.000252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25368">
                <text:p>0.000253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25452">
                <text:p>0.000254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25536">
                <text:p>0.000255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2562">
                <text:p>0.00025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25704">
                <text:p>0.000257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25788">
                <text:p>0.000257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25872">
                <text:p>0.000258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25956">
                <text:p>0.000259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2604">
                <text:p>0.00026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26124">
                <text:p>0.000261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26208">
                <text:p>0.000262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26292">
                <text:p>0.000262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26376">
                <text:p>0.000263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2646">
                <text:p>0.00026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26544">
                <text:p>0.000265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26628">
                <text:p>0.000266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26712">
                <text:p>0.000267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26796">
                <text:p>0.000267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2688">
                <text:p>0.00026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26964">
                <text:p>0.000269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27048">
                <text:p>0.000270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27132">
                <text:p>0.000271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27216">
                <text:p>0.000272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273">
                <text:p>0.00027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27384">
                <text:p>0.000273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27468">
                <text:p>0.000274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27552">
                <text:p>0.0002755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27636">
                <text:p>0.000276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2772">
                <text:p>0.00027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27804">
                <text:p>0.000278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27888">
                <text:p>0.000278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27972">
                <text:p>0.000279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28056">
                <text:p>0.000280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2814">
                <text:p>0.00028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28224">
                <text:p>0.000282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28308">
                <text:p>0.000283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28392">
                <text:p>0.000283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28476">
                <text:p>0.000284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2856">
                <text:p>0.00028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28644">
                <text:p>0.000286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28728">
                <text:p>0.000287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28812">
                <text:p>0.000288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28896">
                <text:p>0.000288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2898">
                <text:p>0.000289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29064">
                <text:p>0.000290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29148">
                <text:p>0.000291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29232">
                <text:p>0.000292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29316">
                <text:p>0.000293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294">
                <text:p>0.0002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29484">
                <text:p>0.000294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29568">
                <text:p>0.000295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29652">
                <text:p>0.000296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29736">
                <text:p>0.000297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2982">
                <text:p>0.00029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29904">
                <text:p>0.000299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29988">
                <text:p>0.000299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30072">
                <text:p>0.000300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30156">
                <text:p>0.000301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3024">
                <text:p>0.00030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30324">
                <text:p>0.000303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30408">
                <text:p>0.000304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30492">
                <text:p>0.000304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30576">
                <text:p>0.000305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3066">
                <text:p>0.00030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30744">
                <text:p>0.000307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30828">
                <text:p>0.000308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30912">
                <text:p>0.000309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30996">
                <text:p>0.000309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3108">
                <text:p>0.00031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31164">
                <text:p>0.000311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31248">
                <text:p>0.000312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31332">
                <text:p>0.000313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31416">
                <text:p>0.000314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315">
                <text:p>0.00031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31584">
                <text:p>0.000315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31668">
                <text:p>0.000316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31752">
                <text:p>0.000317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31836">
                <text:p>0.000318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3192">
                <text:p>0.00031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32004">
                <text:p>0.000320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32088">
                <text:p>0.000320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32172">
                <text:p>0.000321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32256">
                <text:p>0.000322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3234">
                <text:p>0.00032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32424">
                <text:p>0.000324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32508">
                <text:p>0.000325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32592">
                <text:p>0.00032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32676">
                <text:p>0.00032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3276">
                <text:p>0.00032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32844">
                <text:p>0.00032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32928">
                <text:p>0.00032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33012">
                <text:p>0.000330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33096">
                <text:p>0.00033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3318">
                <text:p>0.00033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33264">
                <text:p>0.0003326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33348">
                <text:p>0.00033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33432">
                <text:p>0.00033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33516">
                <text:p>0.00033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336">
                <text:p>0.0003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33684">
                <text:p>0.000336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33768">
                <text:p>0.00033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33852">
                <text:p>0.00033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33936">
                <text:p>0.00033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3402">
                <text:p>0.00034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34104">
                <text:p>0.00034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34188">
                <text:p>0.00034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34272">
                <text:p>0.00034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34356">
                <text:p>0.00034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3444">
                <text:p>0.00034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34524">
                <text:p>0.000345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34608">
                <text:p>0.00034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34692">
                <text:p>0.0003469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34776">
                <text:p>0.00034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3486">
                <text:p>0.00034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34944">
                <text:p>0.0003494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35028">
                <text:p>0.00035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35112">
                <text:p>0.00035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35196">
                <text:p>0.000351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3528">
                <text:p>0.00035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35364">
                <text:p>0.00035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35448">
                <text:p>0.0003544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35532">
                <text:p>0.00035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35616">
                <text:p>0.00035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357">
                <text:p>0.00035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35784">
                <text:p>0.0003578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35868">
                <text:p>0.00035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35952">
                <text:p>0.00035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36036">
                <text:p>0.000360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3612">
                <text:p>0.00036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36204">
                <text:p>0.000362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36288">
                <text:p>0.000362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36372">
                <text:p>0.000363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36456">
                <text:p>0.000364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3654">
                <text:p>0.00036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36624">
                <text:p>0.000366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36708">
                <text:p>0.000367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36792">
                <text:p>0.000367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36876">
                <text:p>0.0003687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3696">
                <text:p>0.00036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37044">
                <text:p>0.000370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37128">
                <text:p>0.000371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37212">
                <text:p>0.000372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37296">
                <text:p>0.000372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3738">
                <text:p>0.00037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37464">
                <text:p>0.0003746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37548">
                <text:p>0.000375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37632">
                <text:p>0.0003763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37716">
                <text:p>0.000377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378">
                <text:p>0.0003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37884">
                <text:p>0.0003788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37968">
                <text:p>0.0003796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38052">
                <text:p>0.000380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38136">
                <text:p>0.000381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3822">
                <text:p>0.00038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38304">
                <text:p>0.000383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38388">
                <text:p>0.000383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38472">
                <text:p>0.0003847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38556">
                <text:p>0.000385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3864">
                <text:p>0.00038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38724">
                <text:p>0.000387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38808">
                <text:p>0.0003880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38892">
                <text:p>0.000388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38976">
                <text:p>0.0003897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3906">
                <text:p>0.00039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39144">
                <text:p>0.000391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39228">
                <text:p>0.0003922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39312">
                <text:p>0.000393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39396">
                <text:p>0.000393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3948">
                <text:p>0.00039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39564">
                <text:p>0.000395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39648">
                <text:p>0.000396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39732">
                <text:p>0.000397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39816">
                <text:p>0.000398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399">
                <text:p>0.00039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39984">
                <text:p>0.000399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40068">
                <text:p>0.000400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40152">
                <text:p>0.000401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40236">
                <text:p>0.000402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4032">
                <text:p>0.00040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40404">
                <text:p>0.000404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40488">
                <text:p>0.000404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40572">
                <text:p>0.000405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40656">
                <text:p>0.000406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4074">
                <text:p>0.00040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40824">
                <text:p>0.000408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40908">
                <text:p>0.000409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40992">
                <text:p>0.000409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41076">
                <text:p>0.000410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4116">
                <text:p>0.00041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41244">
                <text:p>0.000412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41328">
                <text:p>0.000413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41412">
                <text:p>0.000414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41496">
                <text:p>0.000414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4158">
                <text:p>0.00041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41664">
                <text:p>0.000416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41748">
                <text:p>0.000417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41832">
                <text:p>0.000418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41916">
                <text:p>0.000419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42">
                <text:p>0.00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42084">
                <text:p>0.00042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42168">
                <text:p>0.00042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42252">
                <text:p>0.00042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42336">
                <text:p>0.000423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4242">
                <text:p>0.00042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42504">
                <text:p>0.000425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42588">
                <text:p>0.000425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42672">
                <text:p>0.00042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42756">
                <text:p>0.000427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4284">
                <text:p>0.00042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42924">
                <text:p>0.000429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43008">
                <text:p>0.000430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43092">
                <text:p>0.000430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43176">
                <text:p>0.000431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4326">
                <text:p>0.000432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43344">
                <text:p>0.00043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43428">
                <text:p>0.000434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43512">
                <text:p>0.00043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43596">
                <text:p>0.000435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4368">
                <text:p>0.00043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43764">
                <text:p>0.000437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43848">
                <text:p>0.00043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43932">
                <text:p>0.000439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44016">
                <text:p>0.000440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441">
                <text:p>0.00044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44184">
                <text:p>0.00044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44268">
                <text:p>0.000442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44352">
                <text:p>0.000443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44436">
                <text:p>0.000444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4452">
                <text:p>0.00044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44604">
                <text:p>0.000446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44688">
                <text:p>0.000446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44772">
                <text:p>0.000447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44856">
                <text:p>0.000448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4494">
                <text:p>0.00044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45024">
                <text:p>0.000450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45108">
                <text:p>0.000451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45192">
                <text:p>0.000451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45276">
                <text:p>0.000452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4536">
                <text:p>0.00045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45444">
                <text:p>0.000454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45528">
                <text:p>0.000455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45612">
                <text:p>0.00045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45696">
                <text:p>0.000456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4578">
                <text:p>0.00045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45864">
                <text:p>0.00045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45948">
                <text:p>0.000459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46032">
                <text:p>0.000460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46116">
                <text:p>0.000461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462">
                <text:p>0.0004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46284">
                <text:p>0.000462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46368">
                <text:p>0.000463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46452">
                <text:p>0.000464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46536">
                <text:p>0.000465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4662">
                <text:p>0.00046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46704">
                <text:p>0.000467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46788">
                <text:p>0.000467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46872">
                <text:p>0.000468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46956">
                <text:p>0.000469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4704">
                <text:p>0.00047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47124">
                <text:p>0.000471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47208">
                <text:p>0.000472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47292">
                <text:p>0.000472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47376">
                <text:p>0.000473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4746">
                <text:p>0.00047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47544">
                <text:p>0.000475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47628">
                <text:p>0.000476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47712">
                <text:p>0.000477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47796">
                <text:p>0.000477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4788">
                <text:p>0.00047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47964">
                <text:p>0.000479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48048">
                <text:p>0.000480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48132">
                <text:p>0.000481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48216">
                <text:p>0.000482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483">
                <text:p>0.00048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48384">
                <text:p>0.000483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48468">
                <text:p>0.000484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48552">
                <text:p>0.000485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48636">
                <text:p>0.000486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4872">
                <text:p>0.00048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48804">
                <text:p>0.000488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48888">
                <text:p>0.0004888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48972">
                <text:p>0.000489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49056">
                <text:p>0.000490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4914">
                <text:p>0.00049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49224">
                <text:p>0.000492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49308">
                <text:p>0.000493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49392">
                <text:p>0.000493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49476">
                <text:p>0.000494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4956">
                <text:p>0.00049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49644">
                <text:p>0.000496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49728">
                <text:p>0.000497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49812">
                <text:p>0.000498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49896">
                <text:p>0.000498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4998">
                <text:p>0.00049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50064">
                <text:p>0.000500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50148">
                <text:p>0.000501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50232">
                <text:p>0.000502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50316">
                <text:p>0.000503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504">
                <text:p>0.0005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50484">
                <text:p>0.000504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50568">
                <text:p>0.000505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50652">
                <text:p>0.000506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50736">
                <text:p>0.000507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5082">
                <text:p>0.00050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50904">
                <text:p>0.000509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50988">
                <text:p>0.000509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51072">
                <text:p>0.000510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51156">
                <text:p>0.000511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5124">
                <text:p>0.00051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51324">
                <text:p>0.000513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51408">
                <text:p>0.000514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51492">
                <text:p>0.000514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51576">
                <text:p>0.0005157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5166">
                <text:p>0.00051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51744">
                <text:p>0.0005174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51828">
                <text:p>0.000518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51912">
                <text:p>0.000519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51996">
                <text:p>0.000519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5208">
                <text:p>0.00052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52164">
                <text:p>0.000521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52248">
                <text:p>0.000522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52332">
                <text:p>0.000523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52416">
                <text:p>0.000524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525">
                <text:p>0.00052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52584">
                <text:p>0.0005258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52668">
                <text:p>0.000526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52752">
                <text:p>0.000527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52836">
                <text:p>0.000528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5292">
                <text:p>0.00052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53004">
                <text:p>0.000530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53088">
                <text:p>0.000530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53172">
                <text:p>0.000531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53256">
                <text:p>0.000532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5334">
                <text:p>0.00053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53424">
                <text:p>0.000534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53508">
                <text:p>0.000535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53592">
                <text:p>0.00053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53676">
                <text:p>0.00053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5376">
                <text:p>0.00053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53844">
                <text:p>0.00053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53928">
                <text:p>0.00053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54012">
                <text:p>0.000540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54096">
                <text:p>0.00054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5418">
                <text:p>0.000541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54264">
                <text:p>0.000542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54348">
                <text:p>0.0005434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54432">
                <text:p>0.00054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54516">
                <text:p>0.00054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546">
                <text:p>0.0005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54684">
                <text:p>0.000546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54768">
                <text:p>0.00054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54852">
                <text:p>0.00054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54936">
                <text:p>0.00054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5502">
                <text:p>0.00055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55104">
                <text:p>0.00055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55188">
                <text:p>0.00055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55272">
                <text:p>0.00055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55356">
                <text:p>0.00055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5544">
                <text:p>0.00055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55524">
                <text:p>0.000555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55608">
                <text:p>0.00055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55692">
                <text:p>0.00055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55776">
                <text:p>0.00055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5586">
                <text:p>0.00055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55944">
                <text:p>0.00055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56028">
                <text:p>0.00056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56112">
                <text:p>0.00056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56196">
                <text:p>0.000561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5628">
                <text:p>0.00056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56364">
                <text:p>0.00056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56448">
                <text:p>0.000564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56532">
                <text:p>0.00056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56616">
                <text:p>0.00056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567">
                <text:p>0.00056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56784">
                <text:p>0.0005678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56868">
                <text:p>0.00056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56952">
                <text:p>0.00056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57036">
                <text:p>0.000570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5712">
                <text:p>0.00057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57204">
                <text:p>0.000572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57288">
                <text:p>0.000572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57372">
                <text:p>0.000573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57456">
                <text:p>0.000574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5754">
                <text:p>0.00057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57624">
                <text:p>0.000576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57708">
                <text:p>0.0005770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57792">
                <text:p>0.000577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57876">
                <text:p>0.000578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5796">
                <text:p>0.00057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58044">
                <text:p>0.000580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58128">
                <text:p>0.000581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58212">
                <text:p>0.0005821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58296">
                <text:p>0.000582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5838">
                <text:p>0.00058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58464">
                <text:p>0.000584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58548">
                <text:p>0.000585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58632">
                <text:p>0.000586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58716">
                <text:p>0.000587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588">
                <text:p>0.0005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58884">
                <text:p>0.000588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58968">
                <text:p>0.000589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59052">
                <text:p>0.000590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59136">
                <text:p>0.000591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5922">
                <text:p>0.00059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59304">
                <text:p>0.0005930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59388">
                <text:p>0.000593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59472">
                <text:p>0.000594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59556">
                <text:p>0.000595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5964">
                <text:p>0.00059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59724">
                <text:p>0.0005972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59808">
                <text:p>0.000598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59892">
                <text:p>0.000598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59976">
                <text:p>0.000599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6006">
                <text:p>0.00060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60144">
                <text:p>0.000601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60228">
                <text:p>0.000602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60312">
                <text:p>0.000603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60396">
                <text:p>0.000603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6048">
                <text:p>0.00060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60564">
                <text:p>0.000605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60648">
                <text:p>0.000606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60732">
                <text:p>0.000607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60816">
                <text:p>0.000608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609">
                <text:p>0.00060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60984">
                <text:p>0.000609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61068">
                <text:p>0.000610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61152">
                <text:p>0.000611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61236">
                <text:p>0.000612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6132">
                <text:p>0.00061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61404">
                <text:p>0.000614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61488">
                <text:p>0.000614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61572">
                <text:p>0.000615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61656">
                <text:p>0.000616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6174">
                <text:p>0.000617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61824">
                <text:p>0.000618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61908">
                <text:p>0.000619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61992">
                <text:p>0.000619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62076">
                <text:p>0.000620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6216">
                <text:p>0.00062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62244">
                <text:p>0.000622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62328">
                <text:p>0.000623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62412">
                <text:p>0.000624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62496">
                <text:p>0.000624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6258">
                <text:p>0.00062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62664">
                <text:p>0.000626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62748">
                <text:p>0.000627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62832">
                <text:p>0.000628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62916">
                <text:p>0.000629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63">
                <text:p>0.0006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63084">
                <text:p>0.00063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63168">
                <text:p>0.00063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63252">
                <text:p>0.00063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63336">
                <text:p>0.000633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6342">
                <text:p>0.00063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63504">
                <text:p>0.000635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63588">
                <text:p>0.000635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63672">
                <text:p>0.00063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63756">
                <text:p>0.000637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6384">
                <text:p>0.00063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63924">
                <text:p>0.000639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64008">
                <text:p>0.000640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64092">
                <text:p>0.000640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64176">
                <text:p>0.000641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6426">
                <text:p>0.00064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64344">
                <text:p>0.00064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64428">
                <text:p>0.000644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64512">
                <text:p>0.00064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64596">
                <text:p>0.000645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6468">
                <text:p>0.00064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64764">
                <text:p>0.000647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64848">
                <text:p>0.00064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64932">
                <text:p>0.000649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65016">
                <text:p>0.00065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651">
                <text:p>0.00065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65184">
                <text:p>0.00065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65268">
                <text:p>0.000652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65352">
                <text:p>0.000653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65436">
                <text:p>0.000654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6552">
                <text:p>0.00065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65604">
                <text:p>0.000656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65688">
                <text:p>0.000656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65772">
                <text:p>0.000657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65856">
                <text:p>0.000658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6594">
                <text:p>0.00065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66024">
                <text:p>0.000660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66108">
                <text:p>0.000661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66192">
                <text:p>0.000661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66276">
                <text:p>0.000662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6636">
                <text:p>0.00066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66444">
                <text:p>0.000664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66528">
                <text:p>0.000665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66612">
                <text:p>0.000666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66696">
                <text:p>0.000666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6678">
                <text:p>0.00066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66864">
                <text:p>0.00066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66948">
                <text:p>0.000669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67032">
                <text:p>0.000670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67116">
                <text:p>0.000671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672">
                <text:p>0.000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67284">
                <text:p>0.000672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67368">
                <text:p>0.000673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67452">
                <text:p>0.000674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67536">
                <text:p>0.000675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6762">
                <text:p>0.00067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67704">
                <text:p>0.000677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67788">
                <text:p>0.000677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67872">
                <text:p>0.000678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67956">
                <text:p>0.000679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6804">
                <text:p>0.00068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68124">
                <text:p>0.000681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68208">
                <text:p>0.000682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68292">
                <text:p>0.000682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68376">
                <text:p>0.000683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6846">
                <text:p>0.00068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68544">
                <text:p>0.000685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68628">
                <text:p>0.000686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68712">
                <text:p>0.000687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68796">
                <text:p>0.000687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6888">
                <text:p>0.00068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68964">
                <text:p>0.000689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69048">
                <text:p>0.000690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69132">
                <text:p>0.000691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69216">
                <text:p>0.000692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693">
                <text:p>0.00069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69384">
                <text:p>0.000693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69468">
                <text:p>0.000694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69552">
                <text:p>0.000695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69636">
                <text:p>0.000696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6972">
                <text:p>0.00069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69804">
                <text:p>0.000698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69888">
                <text:p>0.000698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69972">
                <text:p>0.000699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70056">
                <text:p>0.000700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7014">
                <text:p>0.00070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70224">
                <text:p>0.000702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70308">
                <text:p>0.000703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70392">
                <text:p>0.000703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70476">
                <text:p>0.000704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7056">
                <text:p>0.00070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70644">
                <text:p>0.000706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70728">
                <text:p>0.000707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70812">
                <text:p>0.000708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70896">
                <text:p>0.000708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7098">
                <text:p>0.00070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71064">
                <text:p>0.000710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71148">
                <text:p>0.000711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71232">
                <text:p>0.000712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71316">
                <text:p>0.000713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714">
                <text:p>0.0007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71484">
                <text:p>0.000714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71568">
                <text:p>0.0007156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71652">
                <text:p>0.0007165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71736">
                <text:p>0.000717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7182">
                <text:p>0.00071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71904">
                <text:p>0.000719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71988">
                <text:p>0.000719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72072">
                <text:p>0.000720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72156">
                <text:p>0.000721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7224">
                <text:p>0.00072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72324">
                <text:p>0.000723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72408">
                <text:p>0.000724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72492">
                <text:p>0.000724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72576">
                <text:p>0.000725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7266">
                <text:p>0.00072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72744">
                <text:p>0.000727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72828">
                <text:p>0.000728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72912">
                <text:p>0.000729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72996">
                <text:p>0.000729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7308">
                <text:p>0.00073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73164">
                <text:p>0.000731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73248">
                <text:p>0.000732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73332">
                <text:p>0.000733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73416">
                <text:p>0.000734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735">
                <text:p>0.00073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73584">
                <text:p>0.000735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73668">
                <text:p>0.000736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73752">
                <text:p>0.000737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73836">
                <text:p>0.000738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7392">
                <text:p>0.000739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74004">
                <text:p>0.000740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74088">
                <text:p>0.000740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74172">
                <text:p>0.000741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74256">
                <text:p>0.000742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7434">
                <text:p>0.000743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74424">
                <text:p>0.000744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74508">
                <text:p>0.000745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74592">
                <text:p>0.00074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74676">
                <text:p>0.00074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7476">
                <text:p>0.00074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74844">
                <text:p>0.0007484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74928">
                <text:p>0.00074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75012">
                <text:p>0.000750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75096">
                <text:p>0.00075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7518">
                <text:p>0.000751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75264">
                <text:p>0.000752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75348">
                <text:p>0.00075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75432">
                <text:p>0.00075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75516">
                <text:p>0.00075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756">
                <text:p>0.0007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75684">
                <text:p>0.000756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75768">
                <text:p>0.00075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75852">
                <text:p>0.00075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75936">
                <text:p>0.00075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7602">
                <text:p>0.00076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76104">
                <text:p>0.00076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76188">
                <text:p>0.00076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76272">
                <text:p>0.00076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76356">
                <text:p>0.000763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7644">
                <text:p>0.00076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76524">
                <text:p>0.0007652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76608">
                <text:p>0.00076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76692">
                <text:p>0.0007669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76776">
                <text:p>0.00076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7686">
                <text:p>0.00076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76944">
                <text:p>0.00076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77028">
                <text:p>0.00077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77112">
                <text:p>0.00077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77196">
                <text:p>0.000771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7728">
                <text:p>0.000772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77364">
                <text:p>0.00077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77448">
                <text:p>0.0007744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77532">
                <text:p>0.00077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77616">
                <text:p>0.0007761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777">
                <text:p>0.00077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77784">
                <text:p>0.000777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77868">
                <text:p>0.00077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77952">
                <text:p>0.00077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78036">
                <text:p>0.0007803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7812">
                <text:p>0.00078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78204">
                <text:p>0.0007820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78288">
                <text:p>0.000782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78372">
                <text:p>0.000783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78456">
                <text:p>0.0007845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7854">
                <text:p>0.00078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78624">
                <text:p>0.000786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78708">
                <text:p>0.000787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78792">
                <text:p>0.0007879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78876">
                <text:p>0.000788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7896">
                <text:p>0.00078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79044">
                <text:p>0.000790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79128">
                <text:p>0.000791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79212">
                <text:p>0.000792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79296">
                <text:p>0.000792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7938">
                <text:p>0.00079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79464">
                <text:p>0.000794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79548">
                <text:p>0.000795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79632">
                <text:p>0.000796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79716">
                <text:p>0.000797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798">
                <text:p>0.0007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79884">
                <text:p>0.0007988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79968">
                <text:p>0.0007996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80052">
                <text:p>0.000800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80136">
                <text:p>0.000801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8022">
                <text:p>0.00080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80304">
                <text:p>0.000803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80388">
                <text:p>0.000803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80472">
                <text:p>0.000804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80556">
                <text:p>0.000805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8064">
                <text:p>0.00080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80724">
                <text:p>0.000807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80808">
                <text:p>0.000808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80892">
                <text:p>0.000808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80976">
                <text:p>0.000809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8106">
                <text:p>0.00081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81144">
                <text:p>0.000811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81228">
                <text:p>0.000812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81312">
                <text:p>0.000813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81396">
                <text:p>0.000813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8148">
                <text:p>0.00081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81564">
                <text:p>0.000815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81648">
                <text:p>0.000816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81732">
                <text:p>0.000817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81816">
                <text:p>0.000818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819">
                <text:p>0.00081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81984">
                <text:p>0.000819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82068">
                <text:p>0.000820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82152">
                <text:p>0.000821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82236">
                <text:p>0.000822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8232">
                <text:p>0.00082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82404">
                <text:p>0.000824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82488">
                <text:p>0.000824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82572">
                <text:p>0.000825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82656">
                <text:p>0.000826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8274">
                <text:p>0.00082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82824">
                <text:p>0.000828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82908">
                <text:p>0.000829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82992">
                <text:p>0.000829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83076">
                <text:p>0.000830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8316">
                <text:p>0.00083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83244">
                <text:p>0.000832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83328">
                <text:p>0.000833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83412">
                <text:p>0.000834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83496">
                <text:p>0.000834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8358">
                <text:p>0.00083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83664">
                <text:p>0.000836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83748">
                <text:p>0.000837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83832">
                <text:p>0.000838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83916">
                <text:p>0.000839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84">
                <text:p>0.000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84084">
                <text:p>0.00084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84168">
                <text:p>0.00084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84252">
                <text:p>0.00084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84336">
                <text:p>0.000843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8442">
                <text:p>0.00084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84504">
                <text:p>0.0008450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84588">
                <text:p>0.000845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084672">
                <text:p>0.000846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84756">
                <text:p>0.000847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8484">
                <text:p>0.00084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84924">
                <text:p>0.000849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85008">
                <text:p>0.000850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85092">
                <text:p>0.000850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85176">
                <text:p>0.000851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8526">
                <text:p>0.00085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85344">
                <text:p>0.00085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85428">
                <text:p>0.000854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085512">
                <text:p>0.00085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85596">
                <text:p>0.000855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8568">
                <text:p>0.00085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85764">
                <text:p>0.000857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85848">
                <text:p>0.000858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85932">
                <text:p>0.000859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86016">
                <text:p>0.00086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861">
                <text:p>0.00086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86184">
                <text:p>0.000861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86268">
                <text:p>0.000862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86352">
                <text:p>0.000863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86436">
                <text:p>0.00086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8652">
                <text:p>0.00086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86604">
                <text:p>0.000866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86688">
                <text:p>0.000866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86772">
                <text:p>0.000867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86856">
                <text:p>0.000868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8694">
                <text:p>0.00086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87024">
                <text:p>0.000870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87108">
                <text:p>0.000871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87192">
                <text:p>0.000871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87276">
                <text:p>0.000872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8736">
                <text:p>0.00087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87444">
                <text:p>0.000874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87528">
                <text:p>0.000875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87612">
                <text:p>0.000876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87696">
                <text:p>0.000876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8778">
                <text:p>0.00087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87864">
                <text:p>0.00087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87948">
                <text:p>0.000879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88032">
                <text:p>0.000880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88116">
                <text:p>0.000881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882">
                <text:p>0.0008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88284">
                <text:p>0.000882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88368">
                <text:p>0.000883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88452">
                <text:p>0.000884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88536">
                <text:p>0.000885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8862">
                <text:p>0.00088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88704">
                <text:p>0.000887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88788">
                <text:p>0.000887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88872">
                <text:p>0.000888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88956">
                <text:p>0.000889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8904">
                <text:p>0.00089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89124">
                <text:p>0.000891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89208">
                <text:p>0.000892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89292">
                <text:p>0.000892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89376">
                <text:p>0.000893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8946">
                <text:p>0.00089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89544">
                <text:p>0.000895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89628">
                <text:p>0.000896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89712">
                <text:p>0.000897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89796">
                <text:p>0.000897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8988">
                <text:p>0.00089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89964">
                <text:p>0.000899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90048">
                <text:p>0.000900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90132">
                <text:p>0.000901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90216">
                <text:p>0.000902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903">
                <text:p>0.00090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90384">
                <text:p>0.000903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90468">
                <text:p>0.000904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90552">
                <text:p>0.000905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90636">
                <text:p>0.000906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9072">
                <text:p>0.00090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90804">
                <text:p>0.000908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90888">
                <text:p>0.000908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90972">
                <text:p>0.000909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91056">
                <text:p>0.0009105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9114">
                <text:p>0.00091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91224">
                <text:p>0.000912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91308">
                <text:p>0.000913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91392">
                <text:p>0.000913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91476">
                <text:p>0.000914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9156">
                <text:p>0.00091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91644">
                <text:p>0.000916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91728">
                <text:p>0.000917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91812">
                <text:p>0.000918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91896">
                <text:p>0.000918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9198">
                <text:p>0.00091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92064">
                <text:p>0.000920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92148">
                <text:p>0.000921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92232">
                <text:p>0.000922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92316">
                <text:p>0.000923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924">
                <text:p>0.0009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92484">
                <text:p>0.0009248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92568">
                <text:p>0.000925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92652">
                <text:p>0.000926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92736">
                <text:p>0.0009273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9282">
                <text:p>0.00092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92904">
                <text:p>0.000929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92988">
                <text:p>0.000929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93072">
                <text:p>0.000930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93156">
                <text:p>0.000931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9324">
                <text:p>0.00093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93324">
                <text:p>0.0009332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93408">
                <text:p>0.000934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93492">
                <text:p>0.000934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93576">
                <text:p>0.0009357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9366">
                <text:p>0.00093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93744">
                <text:p>0.000937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93828">
                <text:p>0.000938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093912">
                <text:p>0.000939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93996">
                <text:p>0.000939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9408">
                <text:p>0.00094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94164">
                <text:p>0.000941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94248">
                <text:p>0.000942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94332">
                <text:p>0.000943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94416">
                <text:p>0.000944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945">
                <text:p>0.00094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94584">
                <text:p>0.000945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94668">
                <text:p>0.000946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94752">
                <text:p>0.000947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94836">
                <text:p>0.000948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9492">
                <text:p>0.00094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95004">
                <text:p>0.000950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95088">
                <text:p>0.000950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95172">
                <text:p>0.000951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95256">
                <text:p>0.000952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9534">
                <text:p>0.00095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95424">
                <text:p>0.0009542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95508">
                <text:p>0.000955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95592">
                <text:p>0.00095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95676">
                <text:p>0.00095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9576">
                <text:p>0.00095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95844">
                <text:p>0.0009584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95928">
                <text:p>0.00095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96012">
                <text:p>0.000960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96096">
                <text:p>0.00096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9618">
                <text:p>0.00096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96264">
                <text:p>0.000962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96348">
                <text:p>0.00096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96432">
                <text:p>0.00096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96516">
                <text:p>0.00096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966">
                <text:p>0.00096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96684">
                <text:p>0.000966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96768">
                <text:p>0.00096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96852">
                <text:p>0.00096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96936">
                <text:p>0.00096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9702">
                <text:p>0.00097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097104">
                <text:p>0.0009710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97188">
                <text:p>0.00097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97272">
                <text:p>0.00097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97356">
                <text:p>0.00097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9744">
                <text:p>0.00097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97524">
                <text:p>0.000975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97608">
                <text:p>0.00097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97692">
                <text:p>0.00097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97776">
                <text:p>0.00097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9786">
                <text:p>0.000978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97944">
                <text:p>0.0009794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98028">
                <text:p>0.00098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98112">
                <text:p>0.00098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98196">
                <text:p>0.0009819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9828">
                <text:p>0.00098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98364">
                <text:p>0.00098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98448">
                <text:p>0.0009844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98532">
                <text:p>0.00098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98616">
                <text:p>0.00098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987">
                <text:p>0.00098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98784">
                <text:p>0.000987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098868">
                <text:p>0.00098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98952">
                <text:p>0.00098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99036">
                <text:p>0.000990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9912">
                <text:p>0.00099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99204">
                <text:p>0.0009920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99288">
                <text:p>0.000992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99372">
                <text:p>0.000993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99456">
                <text:p>0.000994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9954">
                <text:p>0.00099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99624">
                <text:p>0.000996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99708">
                <text:p>0.000997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99792">
                <text:p>0.0009979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99876">
                <text:p>0.000998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613065">
                <text:p>0.2613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